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0" style:family="table">
      <style:table-properties style:width="3.6903in" fo:margin-left="-0.0007in" fo:margin-top="0.0799in" fo:margin-bottom="0.0799in" table:align="left" style:may-break-between-rows="false" style:writing-mode="lr-tb"/>
    </style:style>
    <style:style style:name="Table10.A" style:family="table-column">
      <style:table-column-properties style:column-width="3.6903in"/>
    </style:style>
    <style:style style:name="Table10.1" style:family="table-row">
      <style:table-row-properties fo:keep-together="auto"/>
    </style:style>
    <style:style style:name="Table10.A1" style:family="table-cell">
      <style:table-cell-properties fo:padding="0.0694in" fo:border="1pt solid #980000"/>
    </style:style>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6.A" style:family="table-column">
      <style:table-column-properties style:column-width="0.9576in"/>
    </style:style>
    <style:style style:name="Table6.B" style:family="table-column">
      <style:table-column-properties style:column-width="0.7889in"/>
    </style:style>
    <style:style style:name="Table6.C" style:family="table-column">
      <style:table-column-properties style:column-width="1.9118in"/>
    </style:style>
    <style:style style:name="Table6.1" style:family="table-row">
      <style:table-row-properties fo:keep-together="auto"/>
    </style:style>
    <style:style style:name="Table6.A1" style:family="table-cell">
      <style:table-cell-properties fo:background-color="#b2b2b2" fo:padding-left="0.0049in" fo:padding-right="0.0049in" fo:padding-top="0in" fo:padding-bottom="0in" fo:border="0.75pt solid #666666">
        <style:background-image/>
      </style:table-cell-properties>
    </style:style>
    <style:style style:name="Table6.A2" style:family="table-cell">
      <style:table-cell-properties fo:padding-left="0.0049in" fo:padding-right="0.0049in" fo:padding-top="0in" fo:padding-bottom="0in" fo:border-left="0.75pt solid #666666" fo:border-right="0.75pt solid #666666" fo:border-top="none" fo:border-bottom="0.75pt solid #666666"/>
    </style:style>
    <style:style style:name="Table6.B2" style:family="table-cell">
      <style:table-cell-properties fo:padding-left="0.0049in" fo:padding-right="0.0049in" fo:padding-top="0in" fo:padding-bottom="0in" fo:border-left="none" fo:border-right="0.75pt solid #666666" fo:border-top="none" fo:border-bottom="0.75pt solid #666666"/>
    </style:style>
    <style:style style:name="Table6.C2" style:family="table-cell">
      <style:table-cell-properties fo:padding-left="0.0049in" fo:padding-right="0.0049in" fo:padding-top="0in" fo:padding-bottom="0in" fo:border-left="none" fo:border-right="0.75pt solid #666666" fo:border-top="none" fo:border-bottom="0.75pt solid #666666"/>
    </style:style>
    <style:style style:name="Table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6.A4" style:family="table-cell">
      <style:table-cell-properties fo:padding-left="0.0049in" fo:padding-right="0.0049in" fo:padding-top="0in" fo:padding-bottom="0in" fo:border-left="0.75pt solid #666666" fo:border-right="0.75pt solid #666666" fo:border-top="none" fo:border-bottom="0.75pt solid #666666"/>
    </style:style>
    <style:style style:name="Table6.B4" style:family="table-cell">
      <style:table-cell-properties fo:padding-left="0.0049in" fo:padding-right="0.0049in" fo:padding-top="0in" fo:padding-bottom="0in" fo:border-left="none" fo:border-right="0.75pt solid #666666" fo:border-top="none" fo:border-bottom="0.75pt solid #666666"/>
    </style:style>
    <style:style style:name="Table6.C4" style:family="table-cell">
      <style:table-cell-properties fo:padding-left="0.0049in" fo:padding-right="0.0049in" fo:padding-top="0in" fo:padding-bottom="0in" fo:border-left="none" fo:border-right="0.75pt solid #666666" fo:border-top="none" fo:border-bottom="0.75pt solid #666666"/>
    </style:style>
    <style:style style:name="Table6.5" style:family="table-row">
      <style:table-row-properties style:min-row-height="0.459in" fo:keep-together="auto"/>
    </style:style>
    <style:style style:name="Table6.6" style:family="table-row">
      <style:table-row-properties style:min-row-height="0.1931in" fo:keep-together="auto"/>
    </style:style>
    <style:style style:name="Table6.A6" style:family="table-cell">
      <style:table-cell-properties fo:padding-left="0.0049in" fo:padding-right="0.0049in" fo:padding-top="0in" fo:padding-bottom="0in" fo:border-left="0.75pt solid #666666" fo:border-right="0.75pt solid #666666" fo:border-top="none" fo:border-bottom="0.75pt solid #666666"/>
    </style:style>
    <style:style style:name="Table6.B6" style:family="table-cell">
      <style:table-cell-properties fo:padding-left="0.0049in" fo:padding-right="0.0049in" fo:padding-top="0in" fo:padding-bottom="0in" fo:border-left="none" fo:border-right="0.75pt solid #666666" fo:border-top="none" fo:border-bottom="0.75pt solid #666666"/>
    </style:style>
    <style:style style:name="Table6.C6" style:family="table-cell">
      <style:table-cell-properties fo:padding-left="0.0049in" fo:padding-right="0.0049in" fo:padding-top="0in" fo:padding-bottom="0in" fo:border-left="none" fo:border-right="0.75pt solid #666666" fo:border-top="none" fo:border-bottom="0.75pt solid #666666"/>
    </style:style>
    <style:style style:name="Table6.7" style:family="table-row">
      <style:table-row-properties style:min-row-height="0.1931in" fo:background-color="transparent" fo:keep-together="auto">
        <style:background-image/>
      </style:table-row-properties>
    </style:style>
    <style:style style:name="Table6.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6.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6.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6.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7" style:family="table">
      <style:table-properties style:width="3.6903in" fo:margin-left="-0.0007in" fo:margin-top="0.0799in" fo:margin-bottom="0.0799in" table:align="left" style:may-break-between-rows="false" style:writing-mode="lr-tb"/>
    </style:style>
    <style:style style:name="Table7.A" style:family="table-column">
      <style:table-column-properties style:column-width="3.6903in"/>
    </style:style>
    <style:style style:name="Table7.1" style:family="table-row">
      <style:table-row-properties fo:keep-together="auto"/>
    </style:style>
    <style:style style:name="Table7.A1" style:family="table-cell">
      <style:table-cell-properties fo:padding="0.0694in" fo:border="1pt solid #980000"/>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Environmental_5f_Effects" style:display-name="Environmental_Effects" style:family="table">
      <style:table-properties style:width="3.65in" table:align="margins" fo:background-color="transparent" style:may-break-between-rows="true" style:writing-mode="lr-tb" table:border-model="collapsing">
        <style:background-image/>
      </style:table-properties>
    </style:style>
    <style:style style:name="Environmental_5f_Effects.A" style:display-name="Environmental_Effects.A" style:family="table-column">
      <style:table-column-properties style:column-width="0.9986in" style:rel-column-width="17929*"/>
    </style:style>
    <style:style style:name="Environmental_5f_Effects.B" style:display-name="Environmental_Effects.B" style:family="table-column">
      <style:table-column-properties style:column-width="1.434in" style:rel-column-width="25747*"/>
    </style:style>
    <style:style style:name="Environmental_5f_Effects.C" style:display-name="Environmental_Effects.C" style:family="table-column">
      <style:table-column-properties style:column-width="1.2174in" style:rel-column-width="21859*"/>
    </style:style>
    <style:style style:name="Environmental_5f_Effects.A1" style:display-name="Environmental_Effects.A1" style:family="table-cell">
      <style:table-cell-properties fo:background-color="#b2b2b2" fo:padding="0in" fo:border="0.75pt solid #666666" style:writing-mode="page">
        <style:background-image/>
      </style:table-cell-properties>
    </style:style>
    <style:style style:name="Environmental_5f_Effects.2" style:display-name="Environmental_Effects.2" style:family="table-row">
      <style:table-row-properties fo:keep-together="auto"/>
    </style:style>
    <style:style style:name="Environmental_5f_Effects.A2" style:display-name="Environmental_Effects.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A3" style:display-name="Environmental_Effects.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5" style:display-name="Environmental_Effects.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6" style:display-name="Environmental_Effects.B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9" style:display-name="Environmental_Effects.9" style:family="table-row">
      <style:table-row-properties fo:background-color="transparent" fo:keep-together="auto">
        <style:background-image/>
      </style:table-row-properties>
    </style:style>
    <style:style style:name="Table5"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4" style:family="paragraph" style:parent-style-name="Exalted">
      <style:text-properties style:use-window-font-color="true" loext:opacity="0%" style:font-name="Times New Roman" fo:font-size="10pt" fo:language="en" fo:country="none" officeooo:rsid="007f33e3" officeooo:paragraph-rsid="01783492"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17b7bce" officeooo:paragraph-rsid="0191c9f1"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1a8c085" officeooo:paragraph-rsid="01a8c085"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officeooo:rsid="01e6db7c"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0" style:family="paragraph" style:parent-style-name="Exalted">
      <style:text-properties style:use-window-font-color="true" loext:opacity="0%" style:font-name="Times New Roman" fo:font-size="10pt" fo:language="en" fo:country="none" officeooo:rsid="01e83035"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fo:language="en" fo:country="none" officeooo:rsid="01ef2831" officeooo:paragraph-rsid="01f0861f"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style:use-window-font-color="true" loext:opacity="0%" style:font-name="Times New Roman" fo:font-size="10pt" fo:language="en" fo:country="none" officeooo:rsid="00f44954"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style:use-window-font-color="true" loext:opacity="0%" style:font-name="Times New Roman" fo:font-size="10pt" fo:language="en" fo:country="none" fo:font-weight="normal" officeooo:rsid="00661842" officeooo:paragraph-rsid="0172bb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 style:family="paragraph" style:parent-style-name="Exalted">
      <style:text-properties style:use-window-font-color="true" loext:opacity="0%" style:font-name="Times New Roman" fo:font-size="10pt" fo:language="en" fo:country="none" fo:font-weight="normal" officeooo:rsid="00661842" officeooo:paragraph-rsid="01746f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8" style:family="paragraph" style:parent-style-name="Exalted">
      <style:text-properties officeooo:paragraph-rsid="0095cacb"/>
    </style:style>
    <style:style style:name="P19" style:family="paragraph" style:parent-style-name="Exalted">
      <style:text-properties officeooo:paragraph-rsid="00a3621d"/>
    </style:style>
    <style:style style:name="P20" style:family="paragraph" style:parent-style-name="Exalted">
      <style:text-properties officeooo:paragraph-rsid="00d085e4"/>
    </style:style>
    <style:style style:name="P21" style:family="paragraph" style:parent-style-name="Exalted">
      <style:text-properties officeooo:paragraph-rsid="0114efea"/>
    </style:style>
    <style:style style:name="P22" style:family="paragraph" style:parent-style-name="Exalted">
      <style:text-properties officeooo:rsid="0074a368" officeooo:paragraph-rsid="0074a368"/>
    </style:style>
    <style:style style:name="P23" style:family="paragraph" style:parent-style-name="Exalted">
      <style:text-properties officeooo:paragraph-rsid="0116d569"/>
    </style:style>
    <style:style style:name="P24" style:family="paragraph" style:parent-style-name="Exalted">
      <style:text-properties officeooo:paragraph-rsid="011d40ce"/>
    </style:style>
    <style:style style:name="P25" style:family="paragraph" style:parent-style-name="Exalted">
      <style:text-properties officeooo:paragraph-rsid="0139bb83"/>
    </style:style>
    <style:style style:name="P26" style:family="paragraph" style:parent-style-name="Exalted">
      <style:text-properties officeooo:paragraph-rsid="011867a7"/>
    </style:style>
    <style:style style:name="P27" style:family="paragraph" style:parent-style-name="Exalted">
      <style:text-properties officeooo:rsid="0140e8b9" officeooo:paragraph-rsid="0140e8b9"/>
    </style:style>
    <style:style style:name="P28" style:family="paragraph" style:parent-style-name="Exalted">
      <style:text-properties officeooo:rsid="014698a4" officeooo:paragraph-rsid="014698a4"/>
    </style:style>
    <style:style style:name="P29" style:family="paragraph" style:parent-style-name="Exalted">
      <style:text-properties officeooo:paragraph-rsid="015374e9"/>
    </style:style>
    <style:style style:name="P30" style:family="paragraph" style:parent-style-name="Exalted">
      <style:text-properties officeooo:paragraph-rsid="015a60ff"/>
    </style:style>
    <style:style style:name="P31" style:family="paragraph" style:parent-style-name="Exalted">
      <style:text-properties officeooo:paragraph-rsid="015b6189"/>
    </style:style>
    <style:style style:name="P32" style:family="paragraph" style:parent-style-name="Exalted">
      <style:text-properties officeooo:rsid="015c1915" officeooo:paragraph-rsid="015c1915"/>
    </style:style>
    <style:style style:name="P33" style:family="paragraph" style:parent-style-name="Exalted">
      <style:text-properties officeooo:paragraph-rsid="007edd28"/>
    </style:style>
    <style:style style:name="P34" style:family="paragraph" style:parent-style-name="Exalted">
      <style:text-properties officeooo:paragraph-rsid="01763c7e"/>
    </style:style>
    <style:style style:name="P35" style:family="paragraph" style:parent-style-name="Exalted">
      <style:text-properties officeooo:paragraph-rsid="01783492"/>
    </style:style>
    <style:style style:name="P36" style:family="paragraph" style:parent-style-name="Exalted">
      <style:text-properties officeooo:rsid="00661842" officeooo:paragraph-rsid="0172bb17"/>
    </style:style>
    <style:style style:name="P37" style:family="paragraph" style:parent-style-name="Exalted">
      <style:text-properties fo:font-weight="normal" officeooo:rsid="00661842" officeooo:paragraph-rsid="01746fb2" style:font-weight-asian="normal" style:font-weight-complex="normal"/>
    </style:style>
    <style:style style:name="P38" style:family="paragraph" style:parent-style-name="Exalted">
      <style:text-properties fo:font-style="normal" officeooo:rsid="0212dc74" officeooo:paragraph-rsid="021203e4" style:font-style-asian="normal" style:font-style-complex="normal"/>
    </style:style>
    <style:style style:name="P39" style:family="paragraph" style:parent-style-name="Exalted">
      <style:text-properties officeooo:rsid="01783492" officeooo:paragraph-rsid="0191c9f1"/>
    </style:style>
    <style:style style:name="P40" style:family="paragraph" style:parent-style-name="Exalted">
      <style:text-properties officeooo:paragraph-rsid="003d93a1"/>
    </style:style>
    <style:style style:name="P41" style:family="paragraph" style:parent-style-name="Exalted">
      <style:text-properties officeooo:paragraph-rsid="01843bb4"/>
    </style:style>
    <style:style style:name="P42" style:family="paragraph" style:parent-style-name="Exalted">
      <style:text-properties officeooo:paragraph-rsid="0071bdd1"/>
    </style:style>
    <style:style style:name="P43" style:family="paragraph" style:parent-style-name="Exalted">
      <style:text-properties officeooo:paragraph-rsid="018ed451"/>
    </style:style>
    <style:style style:name="P44" style:family="paragraph" style:parent-style-name="Exalted">
      <style:text-properties officeooo:paragraph-rsid="0191c9f1"/>
    </style:style>
    <style:style style:name="P45" style:family="paragraph" style:parent-style-name="Exalted">
      <style:text-properties officeooo:paragraph-rsid="014698a4"/>
    </style:style>
    <style:style style:name="P46" style:family="paragraph" style:parent-style-name="Exalted">
      <style:text-properties officeooo:paragraph-rsid="013ec76e"/>
    </style:style>
    <style:style style:name="P47" style:family="paragraph" style:parent-style-name="Exalted">
      <style:text-properties officeooo:paragraph-rsid="01e9c412"/>
    </style:style>
    <style:style style:name="P48" style:family="paragraph" style:parent-style-name="Exalted">
      <style:text-properties officeooo:paragraph-rsid="01eba431"/>
    </style:style>
    <style:style style:name="P49" style:family="paragraph" style:parent-style-name="Exalted">
      <style:text-properties officeooo:rsid="01f0861f" officeooo:paragraph-rsid="01f0861f"/>
    </style:style>
    <style:style style:name="P50" style:family="paragraph" style:parent-style-name="Exalted">
      <style:text-properties officeooo:rsid="021203e4" officeooo:paragraph-rsid="021203e4"/>
    </style:style>
    <style:style style:name="P51" style:family="paragraph" style:parent-style-name="Exalted">
      <style:text-properties officeooo:rsid="0214991c" officeooo:paragraph-rsid="0214991c"/>
    </style:style>
    <style:style style:name="P52" style:family="paragraph" style:parent-style-name="Exalted">
      <style:text-properties officeooo:paragraph-rsid="0218d820"/>
    </style:style>
    <style:style style:name="P53" style:family="paragraph" style:parent-style-name="Exalted">
      <style:text-properties officeooo:paragraph-rsid="00b58162"/>
    </style:style>
    <style:style style:name="P54" style:family="paragraph" style:parent-style-name="Exalted">
      <style:text-properties officeooo:rsid="00979b4b" officeooo:paragraph-rsid="00979b4b"/>
    </style:style>
    <style:style style:name="P55" style:family="paragraph" style:parent-style-name="Exalted">
      <style:text-properties officeooo:paragraph-rsid="0137fe6b"/>
    </style:style>
    <style:style style:name="P56" style:family="paragraph" style:parent-style-name="Exalted">
      <style:text-properties officeooo:paragraph-rsid="02200603"/>
    </style:style>
    <style:style style:name="P57" style:family="paragraph" style:parent-style-name="Exalted">
      <style:text-properties officeooo:paragraph-rsid="02253189"/>
    </style:style>
    <style:style style:name="P58" style:family="paragraph" style:parent-style-name="Exalted">
      <style:text-properties officeooo:paragraph-rsid="0097ce61"/>
    </style:style>
    <style:style style:name="P59" style:family="paragraph" style:parent-style-name="Exalted">
      <style:text-properties officeooo:paragraph-rsid="01541336"/>
    </style:style>
    <style:style style:name="P60" style:family="paragraph" style:parent-style-name="Exalted">
      <style:text-properties officeooo:paragraph-rsid="0226f4b9"/>
    </style:style>
    <style:style style:name="P61" style:family="paragraph" style:parent-style-name="Exalted">
      <style:text-properties officeooo:rsid="0237b3f6" officeooo:paragraph-rsid="0237b3f6"/>
    </style:style>
    <style:style style:name="P62" style:family="paragraph" style:parent-style-name="Exalted">
      <style:text-properties officeooo:paragraph-rsid="0174ad8b"/>
    </style:style>
    <style:style style:name="P63" style:family="paragraph" style:parent-style-name="Exalted">
      <style:text-properties officeooo:paragraph-rsid="001c6a5e"/>
    </style:style>
    <style:style style:name="P64"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65"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66"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67" style:family="paragraph" style:parent-style-name="Heading_20_3">
      <style:text-properties officeooo:paragraph-rsid="006b827b"/>
    </style:style>
    <style:style style:name="P68" style:family="paragraph" style:parent-style-name="Heading_20_3">
      <style:text-properties officeooo:paragraph-rsid="00b0a8fe"/>
    </style:style>
    <style:style style:name="P69" style:family="paragraph" style:parent-style-name="Heading_20_3">
      <style:text-properties officeooo:paragraph-rsid="00dc5693"/>
    </style:style>
    <style:style style:name="P70" style:family="paragraph" style:parent-style-name="Heading_20_3">
      <style:text-properties officeooo:paragraph-rsid="002a4be6"/>
    </style:style>
    <style:style style:name="P71" style:family="paragraph" style:parent-style-name="Heading_20_3">
      <style:text-properties officeooo:rsid="0115ebc8" officeooo:paragraph-rsid="0115ebc8"/>
    </style:style>
    <style:style style:name="P72" style:family="paragraph" style:parent-style-name="Heading_20_3">
      <style:text-properties officeooo:rsid="01414b7b" officeooo:paragraph-rsid="01414b7b"/>
    </style:style>
    <style:style style:name="P73" style:family="paragraph" style:parent-style-name="Heading_20_3">
      <style:text-properties officeooo:rsid="014698a4" officeooo:paragraph-rsid="014698a4"/>
    </style:style>
    <style:style style:name="P74" style:family="paragraph" style:parent-style-name="Heading_20_3">
      <style:text-properties officeooo:paragraph-rsid="015a60ff"/>
    </style:style>
    <style:style style:name="P75" style:family="paragraph" style:parent-style-name="Heading_20_3">
      <style:text-properties officeooo:paragraph-rsid="0191c9f1"/>
    </style:style>
    <style:style style:name="P76" style:family="paragraph" style:parent-style-name="Heading_20_3">
      <style:text-properties officeooo:rsid="01eba431" officeooo:paragraph-rsid="01eba431"/>
    </style:style>
    <style:style style:name="P77" style:family="paragraph" style:parent-style-name="Heading_20_3">
      <style:text-properties officeooo:rsid="01ef2831" officeooo:paragraph-rsid="01ef2831"/>
    </style:style>
    <style:style style:name="P78" style:family="paragraph" style:parent-style-name="Heading_20_3">
      <style:text-properties officeooo:rsid="0097ce61" officeooo:paragraph-rsid="0216f3c6"/>
    </style:style>
    <style:style style:name="P79" style:family="paragraph" style:parent-style-name="Heading_20_3">
      <style:text-properties officeooo:paragraph-rsid="02200603"/>
    </style:style>
    <style:style style:name="P80" style:family="paragraph" style:parent-style-name="Heading_20_3">
      <style:text-properties officeooo:rsid="02200603" officeooo:paragraph-rsid="02200603"/>
    </style:style>
    <style:style style:name="P81" style:family="paragraph" style:parent-style-name="Heading_20_3">
      <style:text-properties officeooo:paragraph-rsid="0137fe6b"/>
    </style:style>
    <style:style style:name="P82" style:family="paragraph" style:parent-style-name="Heading_20_3">
      <style:text-properties officeooo:rsid="0237b3f6" officeooo:paragraph-rsid="0237b3f6"/>
    </style:style>
    <style:style style:name="P83"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84"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fo:font-weight="normal" officeooo:rsid="01e83035" officeooo:paragraph-rsid="01ed7c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5" style:family="paragraph" style:parent-style-name="Heading_20_2">
      <style:text-properties fo:color="#0b5394" loext:opacity="100%" style:font-name="Envision Roman"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86" style:family="paragraph" style:parent-style-name="Heading_20_2">
      <style:text-properties fo:color="#0b5394" loext:opacity="100%" style:font-name="Envision Roman" fo:font-size="18pt" fo:language="en" fo:country="none" officeooo:rsid="01e9c412" officeooo:paragraph-rsid="01e9c412" style:letter-kerning="false" style:font-name-asian="Modern Antiqua1" style:font-size-asian="18pt" style:language-asian="zh" style:country-asian="CN" style:font-name-complex="Modern Antiqua1" style:font-size-complex="18pt" style:language-complex="hi" style:country-complex="IN"/>
    </style:style>
    <style:style style:name="P87" style:family="paragraph" style:parent-style-name="Heading_20_2">
      <style:text-properties officeooo:rsid="001bf7cd" officeooo:paragraph-rsid="005ecf24"/>
    </style:style>
    <style:style style:name="P88" style:family="paragraph" style:parent-style-name="Heading_20_2">
      <style:text-properties officeooo:paragraph-rsid="015a60ff"/>
    </style:style>
    <style:style style:name="P89" style:family="paragraph" style:parent-style-name="Heading_20_2">
      <style:text-properties officeooo:rsid="015c1915" officeooo:paragraph-rsid="015c1915"/>
    </style:style>
    <style:style style:name="P90" style:family="paragraph" style:parent-style-name="Heading_20_2">
      <style:text-properties officeooo:paragraph-rsid="00a3426a"/>
    </style:style>
    <style:style style:name="P91" style:family="paragraph" style:parent-style-name="Heading_20_2">
      <style:text-properties officeooo:rsid="01577a7e" officeooo:paragraph-rsid="01763c7e"/>
    </style:style>
    <style:style style:name="P92" style:family="paragraph" style:parent-style-name="Heading_20_2">
      <style:text-properties officeooo:rsid="01414b7b" officeooo:paragraph-rsid="01414b7b"/>
    </style:style>
    <style:style style:name="P93" style:family="paragraph" style:parent-style-name="Heading_20_2">
      <style:text-properties officeooo:rsid="010116d5" officeooo:paragraph-rsid="011b72b6"/>
    </style:style>
    <style:style style:name="P94" style:family="paragraph" style:parent-style-name="Heading_20_2">
      <style:text-properties officeooo:rsid="021203e4" officeooo:paragraph-rsid="021203e4"/>
    </style:style>
    <style:style style:name="P9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ba431"/>
    </style:style>
    <style:style style:name="P9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d7c05"/>
    </style:style>
    <style:style style:name="P9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375a6c" officeooo:paragraph-rsid="02375a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0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3635a" officeooo:paragraph-rsid="01ed7c05"/>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5a9f9" officeooo:paragraph-rsid="01eba431"/>
    </style:style>
    <style:style style:name="P10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b6785b"/>
    </style:style>
    <style:style style:name="P10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ba431"/>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d7c05"/>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207dae6"/>
    </style:style>
    <style:style style:name="P1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1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e0fcd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cf149c"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f71076" officeooo:paragraph-rsid="01f71076" style:letter-kerning="false" style:font-name-asian="Spectral1" style:font-size-asian="10pt" style:language-asian="zh" style:country-asian="CN" style:font-name-complex="Spectral1" style:font-size-complex="10pt" style:language-complex="hi" style:country-complex="IN"/>
    </style:style>
    <style:style style:name="P1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11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1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ae2bb" officeooo:paragraph-rsid="020ae2b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2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2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2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rsid="01e1b17a"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2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12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12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13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13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e5ae6a" officeooo:paragraph-rsid="01eba431"/>
    </style:style>
    <style:style style:name="P13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cb3204" officeooo:paragraph-rsid="01ed7c05"/>
    </style:style>
    <style:style style:name="P13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ed7c05"/>
    </style:style>
    <style:style style:name="P13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ed7c05"/>
    </style:style>
    <style:style style:name="P135"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8ed45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6" style:family="paragraph" style:parent-style-name="Sidebar_20_Heading">
      <style:text-properties fo:color="#8d281e" loext:opacity="100%" style:font-name="Mercury Text G2 Bold1" fo:font-size="10pt" fo:font-weight="normal" style:font-size-asian="10pt" style:font-weight-asian="normal" style:font-size-complex="10pt" style:font-weight-complex="normal"/>
    </style:style>
    <style:style style:name="P137" style:family="paragraph" style:parent-style-name="Sidebar">
      <style:text-properties style:use-window-font-color="true" loext:opacity="0%" style:font-name="Times New Roman" fo:font-size="10pt" fo:language="en" fo:country="none" officeooo:rsid="0141ec28" officeooo:paragraph-rsid="018ed451" style:letter-kerning="false" style:font-name-asian="Spectral1" style:font-size-asian="10pt" style:language-asian="zh" style:country-asian="CN" style:font-name-complex="Spectral1" style:font-size-complex="10pt" style:language-complex="hi" style:country-complex="IN"/>
    </style:style>
    <style:style style:name="P138" style:family="paragraph" style:parent-style-name="Heading_20_4">
      <style:text-properties officeooo:paragraph-rsid="015a60ff"/>
    </style:style>
    <style:style style:name="P139" style:family="paragraph" style:parent-style-name="Heading_20_4">
      <style:text-properties officeooo:paragraph-rsid="015b6189"/>
    </style:style>
    <style:style style:name="P140"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officeooo:rsid="0024f4eb" officeooo:paragraph-rsid="01eba431"/>
    </style:style>
    <style:style style:name="P141"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2375a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42" style:family="paragraph" style:parent-style-name="Heading_20_3">
      <style:paragraph-properties fo:margin-top="0.0008in" fo:margin-bottom="0in" style:contextual-spacing="false"/>
      <style:text-properties officeooo:rsid="001caae1" officeooo:paragraph-rsid="001caae1"/>
    </style:style>
    <style:style style:name="P143" style:family="paragraph" style:parent-style-name="Heading_20_3">
      <style:paragraph-properties fo:margin-top="0.0008in" fo:margin-bottom="0in" style:contextual-spacing="false"/>
      <style:text-properties officeooo:rsid="0127b331" officeooo:paragraph-rsid="0127b331"/>
    </style:style>
    <style:style style:name="P144"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4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ba431"/>
    </style:style>
    <style:style style:name="P14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d7c05"/>
    </style:style>
    <style:style style:name="P14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4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eba431"/>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21203e4"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0f8399" officeooo:paragraph-rsid="020f8399"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0f8399" officeooo:paragraph-rsid="020f8399" style:font-size-asian="10pt" style:font-style-asian="normal" style:font-weight-asian="bold" style:font-size-complex="10pt" style:font-style-complex="normal" style:font-weight-complex="bold" style:text-overline-style="none" style:text-overline-color="font-color"/>
    </style:style>
    <style:style style:name="P153"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54" style:family="paragraph" style:parent-style-name="Exalted" style:list-style-name="Exalt_20_Dot">
      <style:text-properties officeooo:paragraph-rsid="01826bab"/>
    </style:style>
    <style:style style:name="P155" style:family="paragraph" style:parent-style-name="Exalted" style:list-style-name="Exalt_20_Dot">
      <style:text-properties officeooo:paragraph-rsid="00eb0fae"/>
    </style:style>
    <style:style style:name="P156" style:family="paragraph" style:parent-style-name="Exalted" style:list-style-name="Exalt_20_Dot">
      <style:text-properties officeooo:paragraph-rsid="01c2fb08"/>
    </style:style>
    <style:style style:name="P157" style:family="paragraph" style:parent-style-name="Exalted" style:list-style-name="Exalt_20_Dot">
      <style:text-properties officeooo:paragraph-rsid="01783492"/>
    </style:style>
    <style:style style:name="P158" style:family="paragraph" style:parent-style-name="Exalted" style:list-style-name="Exalt_20_Dot">
      <style:text-properties officeooo:paragraph-rsid="0218d820"/>
    </style:style>
    <style:style style:name="P159" style:family="paragraph" style:parent-style-name="Exalted" style:list-style-name="Exalt_20_Dot">
      <style:text-properties officeooo:paragraph-rsid="011e46de"/>
    </style:style>
    <style:style style:name="P160" style:family="paragraph" style:parent-style-name="Exalted" style:list-style-name="Exalt_20_Dot">
      <style:text-properties officeooo:paragraph-rsid="01763c7e"/>
    </style:style>
    <style:style style:name="P161" style:family="paragraph" style:parent-style-name="Exalted" style:list-style-name="Exalt_20_Dot">
      <style:text-properties officeooo:paragraph-rsid="01776b8a"/>
    </style:style>
    <style:style style:name="P162" style:family="paragraph" style:parent-style-name="Exalted" style:list-style-name="Exalt_20_Dot">
      <style:text-properties fo:font-weight="bold" officeooo:rsid="02253189" officeooo:paragraph-rsid="02253189" style:font-weight-asian="bold" style:font-weight-complex="bold"/>
    </style:style>
    <style:style style:name="P163" style:family="paragraph" style:parent-style-name="Exalted" style:list-style-name="Exalt_20_Dot">
      <style:text-properties fo:font-weight="bold" officeooo:rsid="0219d187" officeooo:paragraph-rsid="0219d187" style:font-weight-asian="bold" style:font-weight-complex="bold"/>
    </style:style>
    <style:style style:name="P164" style:family="paragraph" style:parent-style-name="Exalted" style:list-style-name="Exalt_20_Dot">
      <style:text-properties fo:font-weight="bold" officeooo:rsid="021cda2a" officeooo:paragraph-rsid="021cda2a" style:font-weight-asian="bold" style:font-weight-complex="bold"/>
    </style:style>
    <style:style style:name="P165" style:family="paragraph" style:parent-style-name="Exalted" style:list-style-name="Exalt_20_Dot">
      <style:text-properties fo:font-weight="bold" officeooo:rsid="021de942" officeooo:paragraph-rsid="021de942" style:font-weight-asian="bold" style:font-weight-complex="bold"/>
    </style:style>
    <style:style style:name="P166" style:family="paragraph" style:parent-style-name="Exalted" style:list-style-name="List_20_1">
      <style:text-properties officeooo:paragraph-rsid="01e9c412"/>
    </style:style>
    <style:style style:name="P167" style:family="paragraph" style:parent-style-name="Exalted" style:list-style-name="List_20_1">
      <style:text-properties style:use-window-font-color="true" loext:opacity="0%" style:font-name="Times New Roman" fo:font-size="10pt" fo:language="en" fo:country="none" fo:font-weight="bold" officeooo:rsid="01eba431" officeooo:paragraph-rsid="0245637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68" style:family="paragraph" style:parent-style-name="Exalted" style:list-style-name="List_20_1">
      <style:text-properties officeooo:rsid="01eba431" officeooo:paragraph-rsid="01eba431"/>
    </style:style>
    <style:style style:name="P169" style:family="paragraph" style:parent-style-name="Exalted" style:list-style-name="Exalt_20_Dot">
      <style:text-properties officeooo:rsid="01f0861f" officeooo:paragraph-rsid="01f0861f"/>
    </style:style>
    <style:style style:name="P170" style:family="paragraph" style:parent-style-name="Exalted">
      <style:text-properties officeooo:rsid="0146493f" officeooo:paragraph-rsid="0146493f"/>
    </style:style>
    <style:style style:name="P171" style:family="paragraph" style:parent-style-name="Exalted">
      <style:text-properties officeooo:rsid="02589c25" officeooo:paragraph-rsid="02589c25"/>
    </style:style>
    <style:style style:name="P172"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73" style:family="paragraph" style:parent-style-name="Sidebar" style:list-style-name="Exalt_20_Dot"/>
    <style:style style:name="P174" style:family="paragraph" style:parent-style-name="Sidebar" style:list-style-name="Exalted_20_Center_20_Dot"/>
    <style:style style:name="P1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e999ef" style:font-weight-asian="bold" style:font-weight-complex="bold"/>
    </style:style>
    <style:style style:name="T4" style:family="text">
      <style:text-properties fo:font-weight="bold" officeooo:rsid="0120c859" style:font-weight-asian="bold" style:font-weight-complex="bold"/>
    </style:style>
    <style:style style:name="T5" style:family="text">
      <style:text-properties fo:font-weight="bold" officeooo:rsid="014ac451" style:font-weight-asian="bold" style:font-weight-complex="bold"/>
    </style:style>
    <style:style style:name="T6" style:family="text">
      <style:text-properties fo:font-weight="bold" officeooo:rsid="01814f18" style:font-weight-asian="bold" style:font-weight-complex="bold"/>
    </style:style>
    <style:style style:name="T7" style:family="text">
      <style:text-properties fo:font-weight="bold" officeooo:rsid="0137fe6b" style:font-weight-asian="bold" style:font-weight-complex="bold"/>
    </style:style>
    <style:style style:name="T8" style:family="text">
      <style:text-properties fo:font-weight="bold" officeooo:rsid="016041c5" style:font-weight-asian="bold"/>
    </style:style>
    <style:style style:name="T9" style:family="text">
      <style:text-properties fo:font-weight="bold" officeooo:rsid="01618a0e" style:font-weight-asian="bold"/>
    </style:style>
    <style:style style:name="T10" style:family="text">
      <style:text-properties fo:color="#1155cc" loext:opacity="100%" style:text-underline-style="solid" style:text-underline-width="auto" style:text-underline-color="font-color" fo:font-weight="bold" style:font-weight-asian="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b99be3" style:font-style-asian="italic" style:font-style-complex="italic"/>
    </style:style>
    <style:style style:name="T14" style:family="text">
      <style:text-properties fo:font-style="italic" officeooo:rsid="019acdea" style:font-style-asian="italic" style:font-style-complex="italic"/>
    </style:style>
    <style:style style:name="T15" style:family="text">
      <style:text-properties fo:font-style="italic" officeooo:rsid="0212dc74" style:font-style-asian="italic" style:font-style-complex="italic"/>
    </style:style>
    <style:style style:name="T16" style:family="text">
      <style:text-properties fo:font-style="italic" officeooo:rsid="022c3f98" style:font-style-asian="italic" style:font-style-complex="italic"/>
    </style:style>
    <style:style style:name="T17" style:family="text">
      <style:text-properties fo:font-style="italic" fo:font-weight="normal" officeooo:rsid="001caae1" style:font-style-asian="italic" style:font-weight-asian="normal" style:font-style-complex="italic" style:font-weight-complex="normal"/>
    </style:style>
    <style:style style:name="T18" style:family="text">
      <style:text-properties fo:font-style="italic" fo:font-weight="normal" officeooo:rsid="01826bab" style:font-style-asian="italic" style:font-weight-asian="normal" style:font-style-complex="italic" style:font-weight-complex="normal"/>
    </style:style>
    <style:style style:name="T19" style:family="text">
      <style:text-properties fo:font-style="italic" fo:font-weight="normal" officeooo:rsid="008761a8" style:font-style-asian="italic" style:font-weight-asian="normal" style:font-style-complex="italic" style:font-weight-complex="normal"/>
    </style:style>
    <style:style style:name="T20" style:family="text">
      <style:text-properties fo:font-style="italic" fo:font-weight="normal" officeooo:rsid="01843bb4" style:font-style-asian="italic" style:font-weight-asian="normal" style:font-style-complex="italic" style:font-weight-complex="normal"/>
    </style:style>
    <style:style style:name="T21" style:family="text">
      <style:text-properties fo:font-style="italic" officeooo:rsid="01acdb36" style:font-size-asian="10pt" style:font-style-asian="italic" style:font-weight-asian="normal" style:font-size-complex="10pt" style:font-style-complex="italic" style:font-weight-complex="normal" style:text-overline-style="none" style:text-overline-color="font-color"/>
    </style:style>
    <style:style style:name="T22"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0b58162"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172bb17"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783492"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7b7bce"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1843bb4"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officeooo:rsid="01943ed0"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none" officeooo:rsid="01a93030"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none" officeooo:rsid="01df34a3"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none" officeooo:rsid="01e1b17a"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none" officeooo:rsid="01e83035"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none" officeooo:rsid="01e883bb"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none" officeooo:rsid="01e9c412"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none" officeooo:rsid="01eba431"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none" officeooo:rsid="01ee1efa"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none" officeooo:rsid="01eefe75"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none" officeooo:rsid="020c46ef"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none" officeooo:rsid="020d7eba"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none" officeooo:rsid="021c8133"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none" officeooo:rsid="02253189"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none" officeooo:rsid="001bf7cd"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none" officeooo:rsid="02408cf5"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none" officeooo:rsid="01b93df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3" style:family="text">
      <style:text-properties style:use-window-font-color="true" loext:opacity="0%" style:font-name="Times New Roman" fo:font-size="10pt" fo:language="en" fo:country="none" officeooo:rsid="01ba0a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4"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5"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6"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7"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8"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9"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0"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1"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2"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3" style:family="text">
      <style:text-properties style:use-window-font-color="true" loext:opacity="0%" style:font-name="Times New Roman" fo:font-size="10pt" fo:language="en" fo:country="none" fo:font-weight="bold" officeooo:rsid="00b581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4" style:family="text">
      <style:text-properties style:use-window-font-color="true" loext:opacity="0%" style:font-name="Times New Roman" fo:font-size="10pt" fo:language="en" fo:country="none" fo:font-weight="bold" officeooo:rsid="0172bb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5" style:family="text">
      <style:text-properties style:use-window-font-color="true" loext:opacity="0%" style:font-name="Times New Roman" fo:font-size="10pt" fo:language="en" fo:country="none" fo:font-weight="bold" officeooo:rsid="01e883b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6" style:family="text">
      <style:text-properties style:use-window-font-color="true" loext:opacity="0%" style:font-name="Times New Roman" fo:font-size="10pt" fo:language="en" fo:country="none" fo:font-weight="bold" officeooo:rsid="01fb8f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7"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102"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none" fo:font-weight="normal" officeooo:rsid="00b58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none" fo:font-weight="normal" officeooo:rsid="016428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none" fo:font-weight="normal" officeooo:rsid="0165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none" fo:font-weight="normal" officeooo:rsid="017834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none" fo:font-weight="normal" officeooo:rsid="0189dd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none" fo:font-weight="normal" officeooo:rsid="018b452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none" fo:font-weight="normal" officeooo:rsid="01c1bee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none" fo:font-weight="normal" officeooo:rsid="01e883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none" fo:font-weight="normal" officeooo:rsid="01e9c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none"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none" fo:font-weight="normal" officeooo:rsid="0219d1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none" fo:font-weight="normal" officeooo:rsid="021b34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language="en" fo:country="none" fo:font-weight="normal" officeooo:rsid="021c813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none" fo:font-weight="normal" officeooo:rsid="021de7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none" fo:font-weight="normal" officeooo:rsid="021f522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language="en" fo:country="none" fo:font-weight="normal" officeooo:rsid="022388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language="en" fo:country="none" fo:font-weight="normal" officeooo:rsid="018cae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language="en" fo:country="none" fo:font-weight="normal" officeooo:rsid="018b7f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language="en" fo:country="none" fo:font-weight="normal" officeooo:rsid="022531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1" style:family="text">
      <style:text-properties style:use-window-font-color="true" loext:opacity="0%" style:font-name="Times New Roman" fo:font-size="10pt" fo:language="en" fo:country="none" fo:font-weight="normal" officeooo:rsid="022d91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2"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3"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4" style:family="text">
      <style:text-properties style:use-window-font-color="true" loext:opacity="0%" style:font-name="Times New Roman" fo:font-size="10pt" fo:language="en" fo:country="none" fo:font-style="italic" officeooo:rsid="020d7eb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5"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6"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7"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8"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9"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0"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1" style:family="text">
      <style:text-properties style:use-window-font-color="true" loext:opacity="0%" style:font-name="Times New Roman" fo:font-size="10pt" fo:language="en" fo:country="none" fo:font-style="italic" fo:font-weight="normal" officeooo:rsid="0225318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2"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3"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4"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8"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9"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0"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1"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2" style:family="text">
      <style:text-properties style:use-window-font-color="true" loext:opacity="0%" style:font-name="Times New Roman" fo:font-size="10pt" fo:language="en" fo:country="none"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3" style:family="text">
      <style:text-properties style:use-window-font-color="true" loext:opacity="0%" style:font-name="Times New Roman" fo:font-size="10pt" fo:language="en" fo:country="none" fo:font-style="normal" fo:font-weight="normal" officeooo:rsid="01b1c03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4" style:family="text">
      <style:text-properties style:use-window-font-color="true" loext:opacity="0%" style:font-name="Times New Roman" fo:font-size="10pt" fo:language="en" fo:country="none" fo:font-style="normal" fo:font-weight="normal" officeooo:rsid="01c00c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5" style:family="text">
      <style:text-properties style:use-window-font-color="true" loext:opacity="0%" style:font-name="Times New Roman" fo:font-size="10pt" fo:language="en" fo:country="none" fo:font-style="normal" fo:font-weight="normal" officeooo:rsid="01c2fb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6"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7"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8"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9"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0"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1" style:family="text">
      <style:text-properties style:use-window-font-color="true" loext:opacity="0%" style:font-name="Times New Roman" fo:font-size="10pt" fo:language="en" fo:country="none" fo:font-style="normal" officeooo:rsid="020d7eb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2" style:family="text">
      <style:text-properties style:use-window-font-color="true" loext:opacity="0%" style:font-name="Times New Roman" fo:font-size="10pt" fo:font-style="normal" officeooo:rsid="023ae1f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3" style:family="text">
      <style:text-properties style:use-window-font-color="true" loext:opacity="0%" style:font-name="Times New Roman" fo:font-size="10pt" officeooo:rsid="02570422" style:letter-kerning="false" style:font-name-asian="Spectral1" style:font-size-asian="10pt" style:language-asian="zh" style:country-asian="CN" style:font-name-complex="Spectral1" style:font-size-complex="10pt" style:language-complex="hi" style:country-complex="IN"/>
    </style:style>
    <style:style style:name="T194"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95" style:family="text">
      <style:text-properties fo:font-weight="normal" style:font-weight-asian="normal" style:font-weight-complex="normal"/>
    </style:style>
    <style:style style:name="T196" style:family="text">
      <style:text-properties fo:font-weight="normal" officeooo:rsid="002a6056" style:font-weight-asian="normal" style:font-weight-complex="normal"/>
    </style:style>
    <style:style style:name="T197" style:family="text">
      <style:text-properties fo:font-weight="normal" officeooo:rsid="004381e3" style:font-weight-asian="normal" style:font-weight-complex="normal"/>
    </style:style>
    <style:style style:name="T198" style:family="text">
      <style:text-properties fo:font-weight="normal" officeooo:rsid="00715c0c" style:font-weight-asian="normal" style:font-weight-complex="normal"/>
    </style:style>
    <style:style style:name="T199" style:family="text">
      <style:text-properties fo:font-weight="normal" officeooo:rsid="0071bdd1" style:font-weight-asian="normal" style:font-weight-complex="normal"/>
    </style:style>
    <style:style style:name="T200" style:family="text">
      <style:text-properties fo:font-weight="normal" officeooo:rsid="007a89f2" style:font-weight-asian="normal" style:font-weight-complex="normal"/>
    </style:style>
    <style:style style:name="T201" style:family="text">
      <style:text-properties fo:font-weight="normal" officeooo:rsid="008a50de" style:font-weight-asian="normal" style:font-weight-complex="normal"/>
    </style:style>
    <style:style style:name="T202" style:family="text">
      <style:text-properties fo:font-weight="normal" officeooo:rsid="00ed3cdc" style:font-weight-asian="normal" style:font-weight-complex="normal"/>
    </style:style>
    <style:style style:name="T203" style:family="text">
      <style:text-properties fo:font-weight="normal" officeooo:rsid="0120c859" style:font-weight-asian="normal" style:font-weight-complex="normal"/>
    </style:style>
    <style:style style:name="T204" style:family="text">
      <style:text-properties fo:font-weight="normal" officeooo:rsid="0139bb83" style:font-weight-asian="normal" style:font-weight-complex="normal"/>
    </style:style>
    <style:style style:name="T205" style:family="text">
      <style:text-properties fo:font-weight="normal" officeooo:rsid="013b10f4" style:font-weight-asian="normal" style:font-weight-complex="normal"/>
    </style:style>
    <style:style style:name="T206" style:family="text">
      <style:text-properties fo:font-weight="normal" officeooo:rsid="016041c5" style:font-weight-asian="normal" style:font-weight-complex="normal"/>
    </style:style>
    <style:style style:name="T207" style:family="text">
      <style:text-properties fo:font-weight="normal" officeooo:rsid="01776b8a" style:font-weight-asian="normal" style:font-weight-complex="normal"/>
    </style:style>
    <style:style style:name="T208" style:family="text">
      <style:text-properties fo:font-weight="normal" officeooo:rsid="01814f18" style:font-weight-asian="normal" style:font-weight-complex="normal"/>
    </style:style>
    <style:style style:name="T209" style:family="text">
      <style:text-properties fo:font-weight="normal" officeooo:rsid="01843bb4" style:font-weight-asian="normal" style:font-weight-complex="normal"/>
    </style:style>
    <style:style style:name="T210" style:family="text">
      <style:text-properties fo:font-weight="normal" officeooo:rsid="019bd0bb" style:font-weight-asian="normal" style:font-weight-complex="normal"/>
    </style:style>
    <style:style style:name="T211" style:family="text">
      <style:text-properties fo:font-weight="normal" officeooo:rsid="0137fe6b" style:font-weight-asian="normal" style:font-weight-complex="normal"/>
    </style:style>
    <style:style style:name="T212" style:family="text">
      <style:text-properties fo:font-style="normal" fo:font-weight="normal" style:font-style-asian="normal" style:font-weight-asian="normal" style:font-style-complex="normal" style:font-weight-complex="normal"/>
    </style:style>
    <style:style style:name="T213" style:family="text">
      <style:text-properties fo:font-style="normal" fo:font-weight="normal" officeooo:rsid="001e2dd9" style:font-style-asian="normal" style:font-weight-asian="normal" style:font-style-complex="normal" style:font-weight-complex="normal"/>
    </style:style>
    <style:style style:name="T214" style:family="text">
      <style:text-properties fo:font-style="normal" fo:font-weight="normal" officeooo:rsid="002a6056" style:font-style-asian="normal" style:font-weight-asian="normal" style:font-style-complex="normal" style:font-weight-complex="normal"/>
    </style:style>
    <style:style style:name="T215" style:family="text">
      <style:text-properties fo:font-style="normal" fo:font-weight="normal" officeooo:rsid="002d2792" style:font-style-asian="normal" style:font-weight-asian="normal" style:font-style-complex="normal" style:font-weight-complex="normal"/>
    </style:style>
    <style:style style:name="T216" style:family="text">
      <style:text-properties fo:font-style="normal" fo:font-weight="normal" officeooo:rsid="003d93a1" style:font-style-asian="normal" style:font-weight-asian="normal" style:font-style-complex="normal" style:font-weight-complex="normal"/>
    </style:style>
    <style:style style:name="T217" style:family="text">
      <style:text-properties fo:font-style="normal" fo:font-weight="normal" officeooo:rsid="001caae1" style:font-style-asian="normal" style:font-weight-asian="normal" style:font-style-complex="normal" style:font-weight-complex="normal"/>
    </style:style>
    <style:style style:name="T218" style:family="text">
      <style:text-properties fo:font-style="normal" fo:font-weight="normal" officeooo:rsid="008382ad" style:font-style-asian="normal" style:font-weight-asian="normal" style:font-style-complex="normal" style:font-weight-complex="normal"/>
    </style:style>
    <style:style style:name="T219" style:family="text">
      <style:text-properties fo:font-style="normal" fo:font-weight="normal" officeooo:rsid="008761a8" style:font-style-asian="normal" style:font-weight-asian="normal" style:font-style-complex="normal" style:font-weight-complex="normal"/>
    </style:style>
    <style:style style:name="T220" style:family="text">
      <style:text-properties fo:font-style="normal" fo:font-weight="normal" officeooo:rsid="01826bab" style:font-style-asian="normal" style:font-weight-asian="normal" style:font-style-complex="normal" style:font-weight-complex="normal"/>
    </style:style>
    <style:style style:name="T221" style:family="text">
      <style:text-properties fo:font-style="normal" fo:font-weight="normal" officeooo:rsid="01843bb4" style:font-style-asian="normal" style:font-weight-asian="normal" style:font-style-complex="normal" style:font-weight-complex="normal"/>
    </style:style>
    <style:style style:name="T222" style:family="text">
      <style:text-properties fo:font-style="normal" fo:font-weight="normal" officeooo:rsid="00ff51b3" style:font-style-asian="normal" style:font-weight-asian="normal" style:font-style-complex="normal" style:font-weight-complex="normal"/>
    </style:style>
    <style:style style:name="T223" style:family="text">
      <style:text-properties fo:font-style="normal" fo:font-weight="normal" officeooo:rsid="018510ad" style:font-style-asian="normal" style:font-weight-asian="normal" style:font-style-complex="normal" style:font-weight-complex="normal"/>
    </style:style>
    <style:style style:name="T224" style:family="text">
      <style:text-properties fo:font-style="normal" fo:font-weight="normal" officeooo:rsid="0187089b" style:font-style-asian="normal" style:font-weight-asian="normal" style:font-style-complex="normal" style:font-weight-complex="normal"/>
    </style:style>
    <style:style style:name="T225" style:family="text">
      <style:text-properties fo:font-style="normal" style:font-style-asian="normal" style:font-style-complex="normal"/>
    </style:style>
    <style:style style:name="T226" style:family="text">
      <style:text-properties fo:font-style="normal" officeooo:rsid="00b99be3" style:font-style-asian="normal" style:font-style-complex="normal"/>
    </style:style>
    <style:style style:name="T227" style:family="text">
      <style:text-properties fo:font-style="normal" officeooo:rsid="00c28148" style:font-style-asian="normal" style:font-style-complex="normal"/>
    </style:style>
    <style:style style:name="T228" style:family="text">
      <style:text-properties fo:font-style="normal" officeooo:rsid="00c3c79c" style:font-style-asian="normal" style:font-style-complex="normal"/>
    </style:style>
    <style:style style:name="T229" style:family="text">
      <style:text-properties fo:font-style="normal" officeooo:rsid="019acdea" style:font-style-asian="normal" style:font-style-complex="normal"/>
    </style:style>
    <style:style style:name="T230" style:family="text">
      <style:text-properties fo:font-style="normal" officeooo:rsid="0212dc74" style:font-style-asian="normal" style:font-style-complex="normal"/>
    </style:style>
    <style:style style:name="T231" style:family="text">
      <style:text-properties fo:font-style="normal" officeooo:rsid="0215b7dc" style:font-style-asian="normal" style:font-style-complex="normal"/>
    </style:style>
    <style:style style:name="T232" style:family="text">
      <style:text-properties fo:font-style="normal" officeooo:rsid="021642e0" style:font-style-asian="normal" style:font-style-complex="normal"/>
    </style:style>
    <style:style style:name="T233" style:family="text">
      <style:text-properties fo:font-style="normal" officeooo:rsid="0174ad8b" style:font-style-asian="normal" style:font-style-complex="normal"/>
    </style:style>
    <style:style style:name="T234" style:family="text">
      <style:text-properties fo:font-style="normal" officeooo:rsid="006f8db2" style:font-style-asian="normal" style:font-style-complex="normal"/>
    </style:style>
    <style:style style:name="T235" style:family="text">
      <style:text-properties fo:font-style="normal" officeooo:rsid="01790162" style:font-style-asian="normal" style:font-style-complex="normal"/>
    </style:style>
    <style:style style:name="T236" style:family="text">
      <style:text-properties officeooo:rsid="0024f4eb"/>
    </style:style>
    <style:style style:name="T237" style:family="text">
      <style:text-properties fo:font-size="10pt" fo:font-style="normal" fo:font-weight="bold" style:font-size-asian="10pt" style:font-style-asian="normal" style:font-weight-asian="bold" style:font-size-complex="10pt" style:font-style-complex="normal" style:font-weight-complex="bold"/>
    </style:style>
    <style:style style:name="T238"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23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40"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241"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242"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243"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244"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245" style:family="text">
      <style:text-properties fo:font-size="10pt" fo:font-weight="bold" style:font-size-asian="10pt" style:font-weight-asian="bold" style:font-size-complex="10pt" style:font-weight-complex="bold"/>
    </style:style>
    <style:style style:name="T246" style:family="text">
      <style:text-properties fo:font-size="10pt" fo:font-weight="bold" officeooo:rsid="00e999ef" style:font-size-asian="10pt" style:font-weight-asian="bold" style:font-size-complex="10pt" style:font-weight-complex="bold"/>
    </style:style>
    <style:style style:name="T247" style:family="text">
      <style:text-properties officeooo:rsid="003baf56"/>
    </style:style>
    <style:style style:name="T248" style:family="text">
      <style:text-properties officeooo:rsid="002a4be6"/>
    </style:style>
    <style:style style:name="T249"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50"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51"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52" style:family="text">
      <style:text-properties fo:language="en" fo:country="none" style:language-asian="zh" style:country-asian="CN" style:language-complex="hi" style:country-complex="IN"/>
    </style:style>
    <style:style style:name="T253" style:family="text">
      <style:text-properties fo:language="en" fo:country="none" officeooo:rsid="004fe276" style:language-asian="zh" style:country-asian="CN" style:language-complex="hi" style:country-complex="IN"/>
    </style:style>
    <style:style style:name="T254" style:family="text">
      <style:text-properties officeooo:rsid="00659497"/>
    </style:style>
    <style:style style:name="T255" style:family="text">
      <style:text-properties officeooo:rsid="00661842"/>
    </style:style>
    <style:style style:name="T256" style:family="text">
      <style:text-properties officeooo:rsid="00630207"/>
    </style:style>
    <style:style style:name="T257" style:family="text">
      <style:text-properties officeooo:rsid="006b827b"/>
    </style:style>
    <style:style style:name="T258" style:family="text">
      <style:text-properties officeooo:rsid="00715c0c"/>
    </style:style>
    <style:style style:name="T259" style:family="text">
      <style:text-properties officeooo:rsid="001caae1"/>
    </style:style>
    <style:style style:name="T260" style:family="text">
      <style:text-properties officeooo:rsid="008109db"/>
    </style:style>
    <style:style style:name="T261" style:family="text">
      <style:text-properties officeooo:rsid="00876f7f"/>
    </style:style>
    <style:style style:name="T262" style:family="text">
      <style:text-properties officeooo:rsid="00a04223"/>
    </style:style>
    <style:style style:name="T263" style:family="text">
      <style:text-properties fo:color="#0b5394" loext:opacity="100%" style:font-name="Envision Roman"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64" style:family="text">
      <style:text-properties fo:color="#0b5394" loext:opacity="100%" style:font-name="Envision Roman"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65" style:family="text">
      <style:text-properties officeooo:rsid="00a3621d"/>
    </style:style>
    <style:style style:name="T266" style:family="text">
      <style:text-properties officeooo:rsid="00b0a8fe"/>
    </style:style>
    <style:style style:name="T267" style:family="text">
      <style:text-properties officeooo:rsid="00b5e02b"/>
    </style:style>
    <style:style style:name="T268" style:family="text">
      <style:text-properties officeooo:rsid="00b99be3"/>
    </style:style>
    <style:style style:name="T269" style:family="text">
      <style:text-properties officeooo:rsid="00bc3a2f"/>
    </style:style>
    <style:style style:name="T270" style:family="text">
      <style:text-properties officeooo:rsid="00eeb016"/>
    </style:style>
    <style:style style:name="T271" style:family="text">
      <style:text-properties officeooo:rsid="0115ebc8"/>
    </style:style>
    <style:style style:name="T272" style:family="text">
      <style:text-properties officeooo:rsid="011e46de"/>
    </style:style>
    <style:style style:name="T273" style:family="text">
      <style:text-properties officeooo:rsid="011f6a0a"/>
    </style:style>
    <style:style style:name="T274" style:family="text">
      <style:text-properties officeooo:rsid="0120c859"/>
    </style:style>
    <style:style style:name="T275" style:family="text">
      <style:text-properties officeooo:rsid="0122b48a"/>
    </style:style>
    <style:style style:name="T276" style:family="text">
      <style:text-properties officeooo:rsid="013bfc05"/>
    </style:style>
    <style:style style:name="T277" style:family="text">
      <style:text-properties officeooo:rsid="01414b7b"/>
    </style:style>
    <style:style style:name="T278" style:family="text">
      <style:text-properties officeooo:rsid="0141ec28"/>
    </style:style>
    <style:style style:name="T279" style:family="text">
      <style:text-properties officeooo:rsid="0143012c"/>
    </style:style>
    <style:style style:name="T280" style:family="text">
      <style:text-properties officeooo:rsid="014698a4"/>
    </style:style>
    <style:style style:name="T281" style:family="text">
      <style:text-properties officeooo:rsid="01535b8e"/>
    </style:style>
    <style:style style:name="T282" style:family="text">
      <style:text-properties officeooo:rsid="015374e9"/>
    </style:style>
    <style:style style:name="T283" style:family="text">
      <style:text-properties officeooo:rsid="016041c5"/>
    </style:style>
    <style:style style:name="T284" style:family="text">
      <style:text-properties officeooo:rsid="01612e9d"/>
    </style:style>
    <style:style style:name="T285" style:family="text">
      <style:text-properties officeooo:rsid="01614a8e"/>
    </style:style>
    <style:style style:name="T286" style:family="text">
      <style:text-properties officeooo:rsid="01618a0e"/>
    </style:style>
    <style:style style:name="T287" style:family="text">
      <style:text-properties officeooo:rsid="016d5c79"/>
    </style:style>
    <style:style style:name="T288" style:family="text">
      <style:text-properties officeooo:rsid="01776b8a"/>
    </style:style>
    <style:style style:name="T289" style:family="text">
      <style:text-properties officeooo:rsid="01783492"/>
    </style:style>
    <style:style style:name="T290" style:family="text">
      <style:text-properties officeooo:rsid="01793390"/>
    </style:style>
    <style:style style:name="T291" style:family="text">
      <style:text-properties officeooo:rsid="017d6f86"/>
    </style:style>
    <style:style style:name="T292" style:family="text">
      <style:text-properties officeooo:rsid="017f2e53"/>
    </style:style>
    <style:style style:name="T293" style:family="text">
      <style:text-properties officeooo:rsid="01962744"/>
    </style:style>
    <style:style style:name="T294" style:family="text">
      <style:text-properties officeooo:rsid="01986a98"/>
    </style:style>
    <style:style style:name="T295" style:family="text">
      <style:text-properties officeooo:rsid="01998c08"/>
    </style:style>
    <style:style style:name="T296" style:family="text">
      <style:text-properties officeooo:rsid="019acdea"/>
    </style:style>
    <style:style style:name="T297" style:family="text">
      <style:text-properties officeooo:rsid="019eb3dc"/>
    </style:style>
    <style:style style:name="T298" style:family="text">
      <style:text-properties officeooo:rsid="01a08334"/>
    </style:style>
    <style:style style:name="T299" style:family="text">
      <style:text-properties officeooo:rsid="01a87f5c"/>
    </style:style>
    <style:style style:name="T300"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301" style:family="text">
      <style:text-properties officeooo:rsid="01b6785b" style:font-size-asian="10pt" style:font-style-asian="normal" style:font-weight-asian="normal" style:font-size-complex="10pt" style:font-style-complex="normal" style:font-weight-complex="normal" style:text-overline-style="none" style:text-overline-color="font-color"/>
    </style:style>
    <style:style style:name="T302" style:family="text">
      <style:text-properties officeooo:rsid="01dc0067"/>
    </style:style>
    <style:style style:name="T303" style:family="text">
      <style:text-properties officeooo:rsid="01e1b17a"/>
    </style:style>
    <style:style style:name="T304" style:family="text">
      <style:text-properties officeooo:rsid="01e6db7c"/>
    </style:style>
    <style:style style:name="T305" style:family="text">
      <style:text-properties officeooo:rsid="01e83035"/>
    </style:style>
    <style:style style:name="T306" style:family="text">
      <style:text-properties officeooo:rsid="01e883bb"/>
    </style:style>
    <style:style style:name="T307" style:family="text">
      <style:text-properties officeooo:rsid="01eba431"/>
    </style:style>
    <style:style style:name="T308" style:family="text">
      <style:text-properties officeooo:rsid="01f01b99"/>
    </style:style>
    <style:style style:name="T309" style:family="text">
      <style:text-properties officeooo:rsid="01f71076"/>
    </style:style>
    <style:style style:name="T310" style:family="text">
      <style:text-properties officeooo:rsid="01f86938"/>
    </style:style>
    <style:style style:name="T311" style:family="text">
      <style:text-properties officeooo:rsid="0207dae6"/>
    </style:style>
    <style:style style:name="T312" style:family="text">
      <style:text-properties officeooo:rsid="020bc67b"/>
    </style:style>
    <style:style style:name="T313" style:family="text">
      <style:text-properties officeooo:rsid="021203e4"/>
    </style:style>
    <style:style style:name="T314" style:family="text">
      <style:text-properties officeooo:rsid="0212dc74"/>
    </style:style>
    <style:style style:name="T315" style:family="text">
      <style:text-properties officeooo:rsid="0137fe6b"/>
    </style:style>
    <style:style style:name="T316" style:family="text">
      <style:text-properties officeooo:rsid="022b4424"/>
    </style:style>
    <style:style style:name="T317" style:family="text">
      <style:text-properties officeooo:rsid="0231b846"/>
    </style:style>
    <style:style style:name="T318" style:family="text">
      <style:text-properties officeooo:rsid="023642ae"/>
    </style:style>
    <style:style style:name="T319" style:family="text">
      <style:text-properties officeooo:rsid="02366daf"/>
    </style:style>
    <style:style style:name="T320" style:family="text">
      <style:text-properties officeooo:rsid="0236a16a"/>
    </style:style>
    <style:style style:name="T321" style:family="text">
      <style:text-properties officeooo:rsid="02374b7d"/>
    </style:style>
    <style:style style:name="T322" style:family="text">
      <style:text-properties officeooo:rsid="0239e024"/>
    </style:style>
    <style:style style:name="T323" style:family="text">
      <style:text-properties officeooo:rsid="023e30b7"/>
    </style:style>
    <style:style style:name="T324" style:family="text">
      <style:text-properties officeooo:rsid="02570422"/>
    </style:style>
    <style:style style:name="T325" style:family="text">
      <style:text-properties officeooo:rsid="02579c8a"/>
    </style:style>
    <style:style style:name="T326" style:family="text">
      <style:text-properties officeooo:rsid="025a1aa2"/>
    </style:style>
    <style:style style:name="T327" style:family="text">
      <style:text-properties officeooo:rsid="025ba22d"/>
    </style:style>
    <style:style style:name="T328"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3" text:outline-level="1">Combat</text:h>
      <text:p text:style-name="Exalted"/>
      <text:p text:style-name="Exalted"/>
      <text:section text:style-name="Sect1" text:name="TextSection">
        <text:p text:style-name="P64">The Time of Tumult is one of great conflict, and the Exalted that live through it will invariably find themselves in armed conflict, weilding their great weapons and powers of destruction.</text:p>
        <text:p text:style-name="P63"><text:span text:style-name="T80">Combat </text:span><text:span text:style-name="T23">in Exalted</text:span><text:span text:style-name="T80"> </text:span><text:span text:style-name="T23">focuses on the rythmn of battle, with characters constantly testing each other, looking for openings, </text:span><text:span text:style-name="T26">and strategizing through Maneuvers, until they have built up enough Impulse to </text:span><text:span text:style-name="T23">strik</text:span><text:span text:style-name="T26">e </text:span><text:span text:style-name="T23">with a Decisive Blow</text:span><text:span text:style-name="T24">.</text:span></text:p>
        <table:table table:name="Table10" table:style-name="Table10">
          <table:table-column table:style-name="Table10.A"/>
          <table:table-row table:style-name="Table10.1">
            <table:table-cell table:style-name="Table10.A1" office:value-type="string">
              <text:p text:style-name="Sidebar_20_Heading">Combat, Subtlety, and the Reveal of <text:s/>Exalted Nature</text:p>
              <text:p text:style-name="Sidebar">Combat Scenes allows greater latitude in what a character can do before their Exalted nature is revealed to the world; the chaos and confusion caused by the scene will often cover for the actions of all combatants.</text:p>
              <text:p text:style-name="Sidebar"><text:span text:style-name="T81">G</text:span><text:span text:style-name="T22">enerally speaking, only something as extreme as a Burning Anima level, or something overtly magical such as shapeshifting might get people to wonder if the combatants are Exalts.</text:span></text:p>
              <text:p text:style-name="Sidebar"><text:span text:style-name="T81">S</text:span><text:span text:style-name="T22">etup your expectation with players before a scene starts: if something is likely to tip their hand, warn them. Don’t unexpectedly punish your players for being awesome.</text:span></text:p>
            </table:table-cell>
          </table:table-row>
        </table:table>
        <text:h text:style-name="Heading_20_2" text:outline-level="2">Combat Values</text:h>
        <text:h text:style-name="P142" text:outline-level="3">Impulse</text:h>
        <text:p text:style-name="P40"><text:span text:style-name="T247">Impulse is a measure of the</text:span><text:span text:style-name="T259"> current </text:span><text:span text:style-name="T17">tactical advantage </text:span><text:span text:style-name="T217">the character has. The higher the valu</text:span><text:span text:style-name="T216">e, </text:span><text:span text:style-name="T217">the greater the </text:span><text:span text:style-name="T213">control they have over the battlefield. <text:s/></text:span><text:span text:style-name="T220">Impulse is:</text:span></text:p>
        <text:list xml:id="list2938197124" text:style-name="Exalt_20_Dot">
          <text:list-item>
            <text:p text:style-name="P154"><text:span text:style-name="T18">Gained</text:span><text:span text:style-name="T220"> through Maneuvers</text:span><text:span text:style-name="T218">—actions </text:span><text:span text:style-name="T219">that turn the battlefield in the character’s favor.</text:span></text:p>
          </text:list-item>
          <text:list-item>
            <text:p text:style-name="P154"><text:span text:style-name="T18">S</text:span><text:span text:style-name="T19">pent</text:span><text:span text:style-name="T219"> on Decisive Actions—actions that deal great strikes of force upon their enemies.</text:span></text:p>
          </text:list-item>
        </text:list>
        <text:p text:style-name="P22"><text:span text:style-name="T213">B</text:span><text:span text:style-name="T212">eing that it is gained and spent exclusively during a combat scene, physical tokens (such as coins or poker chips) are suggested to keep track of Impulse.</text:span></text:p>
        <text:h text:style-name="P70" text:outline-level="3"><text:span text:style-name="T249">Static</text:span><text:span text:style-name="T248"> Values</text:span></text:h>
        <text:list xml:id="list192115814498421" text:continue-numbering="true" text:style-name="Exalt_20_Dot">
          <text:list-item>
            <text:p text:style-name="P172"><text:span text:style-name="T237">Endurance</text:span><text:span text:style-name="T239"><text:line-break/></text:span><text:span text:style-name="T244">T</text:span><text:span text:style-name="T240">he measure of how </text:span><text:span text:style-name="T241">energy and action the </text:span><text:span text:style-name="T168">character</text:span><text:span text:style-name="T241"> has left in them. </text:span><text:span text:style-name="T169">Once a character’s Endurance pool is exhausted through damage, they have lost the will and/or physical ability to keep fighting and will collapse in exhaustion.</text:span></text:p>
          </text:list-item>
          <text:list-item>
            <text:p text:style-name="P155"><text:span text:style-name="T237">Defense Value (DV)</text:span><text:span text:style-name="T239"><text:line-break/></text:span><text:span text:style-name="T244">R</text:span><text:span text:style-name="T170">eflects the character’s ability to deflect, dodge, or otherwise <text:s/>mitigate an incoming attack. </text:span><text:span text:style-name="T183">Certain attacks will bypass the DV and target a specific defenses. (i.e. room-filled explosions cannot be dodged, and so must be Soaked.)</text:span></text:p>
          </text:list-item>
          <text:list-item>
            <text:p text:style-name="P155"><text:span text:style-name="T237">Evasio</text:span><text:span text:style-name="T238">n</text:span><text:span text:style-name="T242"><text:line-break/></text:span><text:span text:style-name="T178">R</text:span><text:span text:style-name="T176">epresents</text:span><text:span text:style-name="T103"> the ability for characters to quickly move and respond to chang</text:span><text:span text:style-name="T104">es in the battlefield.</text:span></text:p>
          </text:list-item>
          <text:list-item>
            <text:p text:style-name="P155"><text:span text:style-name="T245">Soa</text:span><text:span text:style-name="T246">k</text:span><text:span text:style-name="T242"><text:line-break/></text:span><text:span text:style-name="T244">Th</text:span><text:span text:style-name="T196">e hardiness of a character, the raw ability to take a hit without it affecting them at all.</text:span></text:p>
          </text:list-item>
          <text:list-item>
            <text:p text:style-name="P155"><text:span text:style-name="T2">Accuracy</text:span><text:span text:style-name="T197"><text:line-break/></text:span><text:span text:style-name="T202">T</text:span><text:span text:style-name="T214">he </text:span><text:span text:style-name="T215">ability to land a hit with an attack. </text:span><text:span text:style-name="T163">This value is highly dependant on the weapon used—for example, a </text:span><text:span text:style-name="T165">short bow</text:span><text:span text:style-name="T164"> </text:span><text:span text:style-name="T165">is a light archery weapon, so would use</text:span><text:span text:style-name="T252"> </text:span><text:span text:style-name="T253">Dexterity,</text:span><text:span text:style-name="T252"> </text:span><text:span text:style-name="T167">Archery, and provide an Accuracy Bonus, </text:span><text:span text:style-name="T184">wheras a Heavy Axe would rely on Strength, Melee, and have an Accuracy Penalty.</text:span><text:span text:style-name="T167"> This is described in more detail in the </text:span><text:a xlink:type="simple" xlink:href="#Armor and Weapons|outline" text:style-name="Internet_20_link" text:visited-style-name="Visited_20_Internet_20_Link">Weapons</text:a><text:span text:style-name="T167"> section.</text:span></text:p>
          </text:list-item>
          <text:list-item>
            <text:p text:style-name="P156"><text:span text:style-name="T2">Base Damag</text:span><text:span text:style-name="T3">e</text:span><text:span text:style-name="T242"><text:line-break/></text:span><text:span text:style-name="T243">W</text:span><text:span text:style-name="T166">hen a Decisive Attack lands, </text:span><text:span text:style-name="T185">the Base Damage is the minimal amount of damage behind the blow—heavier weapons will deal more base damage.</text:span></text:p>
          </text:list-item>
          <text:list-item>
            <text:p text:style-name="P155"><text:span text:style-name="T186">I</text:span><text:span text:style-name="T187">nitiativ</text:span><text:span text:style-name="T188">e</text:span><text:span text:style-name="T175"><text:line-break/></text:span><text:span text:style-name="T177">H</text:span><text:span text:style-name="T171">ow quickly a character can react to </text:span><text:span text:style-name="T172">the start of battle, </text:span><text:span text:style-name="T173">determining their turn order as well as the starting Impulse.</text:span></text:p>
          </text:list-item>
        </text:list>
        <text:h text:style-name="P87" text:outline-level="2">The Combat Round</text:h>
        <text:p text:style-name="P23"><text:span text:style-name="T256">Comba</text:span><text:span text:style-name="T254">t is split into distinct Rounds, </text:span><text:span text:style-name="T255">where each character has a chance to take one </text:span><text:span text:style-name="T271">and only one</text:span><text:span text:style-name="T255"> </text:span><text:span text:style-name="T25">Action, such as Attacking, using a Charm, or a Maneuver. </text:span><text:span text:style-name="T48">Any powers that take up a full action are denoted as </text:span><text:span text:style-name="T89">Simple</text:span><text:span text:style-name="T117"> Powers.</text:span></text:p>
        <text:p text:style-name="P26"><text:span text:style-name="T117">I</text:span><text:span text:style-name="T118">n addition to their simple Action, characters can Move and perform other minor actions. These are called </text:span><text:span text:style-name="T90">Free Actions</text:span><text:span text:style-name="T118">, and as many Free Actions may be performed on their turn at no consequence. The only limitation is that each Free Action must be unique—you cannot take </text:span><text:span text:style-name="T158">two</text:span><text:span text:style-name="T118"> Move actions, for example, just one. (Without a Power, that is.)</text:span></text:p>
        <text:p text:style-name="P27"><text:span text:style-name="T118">F</text:span><text:span text:style-name="T102">ree Actions can be taken in an order—before or after the main Action of the turn.</text:span></text:p>
        <text:h text:style-name="P71" text:outline-level="3">Turn Order</text:h>
        <text:p text:style-name="P36"><text:span text:style-name="T22">Turn order is determined by </text:span><text:span text:style-name="T62">the Initiative Roll:</text:span></text:p>
        <text:p text:style-name="P36"><text:span text:style-name="T62"><text:tab/></text:span><text:span text:style-name="T94">Initiative</text:span><text:span text:style-name="T62">:<text:tab/>1d10 + (Initiative)</text:span></text:p>
        <text:p text:style-name="P15">The characters then proceed from highest to lowest, then restarting the round once all characters have gone.</text:p>
        <text:p text:style-name="P14">If there is a tie of Initiative between a Player Character and a Non-Player Character, the Player gets to choose who goes first. If there is a tie between Player Characters, simply flip a coin.</text:p>
        <text:p text:style-name="P16">Each combatant starts with a number of Impulse equal to their Initiative score.</text:p>
        <text:p text:style-name="P37"><text:span text:style-name="T84"><text:tab/>Starting Impulse: <text:tab/></text:span><text:span text:style-name="T22">(Initiative)</text:span></text:p>
        <text:p text:style-name="P17">All combatants are assumed to start combat ready: their weapons are drawn, they have fallen into their Martial Arts, etc.</text:p>
        <table:table table:name="Table11" table:style-name="Table11">
          <table:table-column table:style-name="Table11.A"/>
          <text:soft-page-break/>
          <table:table-row table:style-name="Table11.1">
            <table:table-cell table:style-name="Table11.A1" office:value-type="string">
              <text:p text:style-name="P136">Balancing Large Groups</text:p>
              <text:p text:style-name="Sidebar"><text:span text:style-name="T200">Player Characters only get One Action per round. But Non-Player Characters are not beholden to this rule. </text:span><text:span text:style-name="T105">The Storyteller may choose to let a NPC have up to 3 actions per Round—</text:span><text:span text:style-name="T106">if they are particularly powerful and dangerous foes.</text:span></text:p>
              <text:p text:style-name="Sidebar">The Rule of Thumb <text:span text:style-name="T27">is to have antagonists acting no less than 1/3 of the Player actions.</text:span></text:p>
            </table:table-cell>
          </table:table-row>
        </table:table>
        <text:h text:style-name="P67" text:outline-level="3"><text:span text:style-name="T250">Ambush</text:span><text:span text:style-name="T257"> Round</text:span></text:h>
        <text:p text:style-name="P3">If characters are ambushed—not expecting combat in the least, they must suffer through an Ambush Round.</text:p>
        <text:p text:style-name="P4">Ambushed characters: </text:p>
        <text:list xml:id="list192116782514025" text:continue-numbering="true" text:style-name="Exalt_20_Dot">
          <text:list-item>
            <text:p text:style-name="P157"><text:span text:style-name="T63">S</text:span><text:span text:style-name="T28">tart with </text:span><text:span text:style-name="T85">0 Impulse</text:span><text:span text:style-name="T107">, </text:span></text:p>
          </text:list-item>
          <text:list-item>
            <text:p text:style-name="P157"><text:span text:style-name="T135">M</text:span><text:span text:style-name="T107">ay only act </text:span><text:span text:style-name="T156">after</text:span><text:span text:style-name="T174"> all other characters have acted, regardless of their Turn Order. <text:s/>Once the Ambush Round ends, normal turn order resumes.</text:span></text:p>
          </text:list-item>
        </text:list>
        <text:p text:style-name="P65">Ambushes are premeditated affairs--requiring setup, planning, and coordination between the party. Players cannot suddenly go into combat if things are not going their way and declare it an Ambush.</text:p>
        <text:p text:style-name="P62"><text:span text:style-name="T233">To prevent being ambushed, Player Characters get </text:span><text:span text:style-name="T234">a Reflexive (</text:span><text:span text:style-name="T192">Wits</text:span><text:span text:style-name="T234"> + Awareness) roll </text:span><text:span text:style-name="T235">against the skill of those setting up the ambush. Typically this would be a contested roll against (</text:span><text:span text:style-name="T192">Wits</text:span><text:span text:style-name="T235"> + Stealth).</text:span></text:p>
        <text:h text:style-name="P66" text:outline-level="3"><text:span text:style-name="T257">H</text:span>olding Action</text:h>
        <text:p text:style-name="P41"><text:span text:style-name="T65">Any character may</text:span><text:span text:style-name="T258"> </text:span><text:span text:style-name="T198">Hold their Action, </text:span><text:span text:style-name="T209">or </text:span><text:span text:style-name="T198">wai</text:span><text:span text:style-name="T209">t to act based on something that happens in the battlefield. </text:span><text:span text:style-name="T199"><text:s/></text:span><text:span text:style-name="T208">To do so, the must spend </text:span><text:span text:style-name="T6">2 Impulse</text:span><text:span text:style-name="T208"> and</text:span><text:span text:style-name="T199"> describe what it is they are waiting fo</text:span><text:span text:style-name="T209">r: </text:span><text:span text:style-name="T199">they cannot arbitrarily wait. When the specified event happens, </text:span><text:span text:style-name="T209">they get a chance to act </text:span><text:span text:style-name="T20">before</text:span><text:span text:style-name="T221"> or </text:span><text:span text:style-name="T20">after</text:span><text:span text:style-name="T221"> the event, </text:span><text:span text:style-name="T182">at their discretion</text:span><text:span text:style-name="T221">. </text:span><text:span text:style-name="T222">Any action may be hel</text:span><text:span text:style-name="T224">d, </text:span><text:span text:style-name="T222">be it a Maneuver, Decisive, or </text:span><text:span text:style-name="T223">even</text:span><text:span text:style-name="T222"> Free Action.</text:span></text:p>
        <text:p text:style-name="P42"><text:span text:style-name="T199">If the event does not happen in the Round, the </text:span><text:span text:style-name="T136">character regains their spent </text:span><text:span text:style-name="T137">2</text:span><text:span text:style-name="T136"> Impulse, but does not get a chance to act this Round.</text:span></text:p>
        <text:h text:style-name="P69" text:outline-level="3">Change Initiative</text:h>
        <text:p text:style-name="P21"><text:span text:style-name="T119">As a Free Action, c</text:span><text:span text:style-name="T120">hange your Turn Order. </text:span><text:span text:style-name="T121">Either spend 1 Impulse per </text:span><text:span text:style-name="T120">+1 Initiative </text:span><text:span text:style-name="T121">gained</text:span><text:span text:style-name="T120">, or </text:span><text:span text:style-name="T121">drop down any number for free</text:span><text:span text:style-name="T120">. This takes effect at the start of the next Round.</text:span></text:p>
        <text:h text:style-name="P85" text:outline-level="2">Maneuvers</text:h>
        <text:p text:style-name="P33">A Maneuver is any action the character performs to gain advantage over the scene—be it to test the <text:span text:style-name="T260">stance </text:span><text:span text:style-name="T261">of their enemies, analyze the battlefield for strategic advantage, </text:span><text:span text:style-name="T30">or to intimidate your foes through physical prowess.</text:span></text:p>
        <text:p text:style-name="P18"><text:span text:style-name="T30">T</text:span><text:span text:style-name="T29">he</text:span><text:span text:style-name="T201"> Player </text:span><text:span text:style-name="T111">describes any action </text:span><text:span text:style-name="T112">that would grant them tactical advantage, a</text:span><text:span text:style-name="T108">nd then rolls the [Att + Abi] dice pool. </text:span><text:span text:style-name="T109">The Number of Successes </text:span><text:span text:style-name="T110">rolled </text:span><text:span text:style-name="T109">is then gained as Impulse.</text:span></text:p>
        <text:p text:style-name="P54"><text:span text:style-name="T109">R</text:span><text:span text:style-name="T102">emember, Exalted follows the dynamic and cinematic model—heroes should be leaping across </text:span><text:span text:style-name="T113">narrow banisters, dancing steel in testing feints, and channelling their inner might during combat. Nearly any action, if described well enough, can grant Impulse.</text:span></text:p>
        <text:h text:style-name="P80" text:outline-level="3">Attack Maneuvers</text:h>
        <text:p text:style-name="P56"><text:span text:style-name="T113">Maneuvers also include </text:span><text:span text:style-name="T148">a type of </text:span><text:span text:style-name="T113">Attack</text:span><text:span text:style-name="T149">s</text:span><text:span text:style-name="T113">—but ones that are focused more on putting your foe on edge, rather than dealing a killing blow. These Manuever Attacks that hit (a roll above the DV), would only deal superficial harm to the player: a cut on a cheek to dishearten and surprise, a blow to the chest to knock back down.</text:span></text:p>
        <text:p text:style-name="P57"><text:span text:style-name="T113">A</text:span><text:span text:style-name="T150">ttack Maneuvers do not deal direct damage to any </text:span><text:span text:style-name="T151">normal</text:span><text:span text:style-name="T150"> foe on the battlefield.</text:span></text:p>
        <text:h text:style-name="P79" text:outline-level="3">Attacking Lesser Foes</text:h>
        <text:p text:style-name="P57"><text:span text:style-name="T150">However, Attack Maneuvers </text:span><text:span text:style-name="T161">can</text:span><text:span text:style-name="T150"> directly harm </text:span><text:a xlink:type="simple" xlink:href="#Lesser Foes|outline" text:style-name="Internet_20_link" text:visited-style-name="Visited_20_Internet_20_Link">Lesser Foes</text:a><text:span text:style-name="T150">. Damage is the number of Successes from the Maneuver, minus the DV of the Lesser Foe(s) targetted. The Player still receives full Impulse from the Maneuver.</text:span></text:p>
        <text:list xml:id="list192115291907053" text:continue-numbering="true" text:style-name="Exalt_20_Dot">
          <text:list-item>
            <text:p text:style-name="P162"><text:span text:style-name="T79">L</text:span><text:span text:style-name="T22">esser Foe Damage:</text:span><text:span text:style-name="T102"> (Maneuver Roll) - DV</text:span></text:p>
          </text:list-item>
        </text:list>
        <text:h text:style-name="P78" text:outline-level="3">Stunting Maneuvers</text:h>
        <text:p text:style-name="P58"><text:span text:style-name="T31">Stunt</text:span><text:span text:style-name="T34">s in a combat Maneuver not only grant</text:span><text:span text:style-name="T31"> </text:span><text:span text:style-name="T32">+2 dice, </text:span><text:span text:style-name="T33">they</text:span><text:span text:style-name="T32"> </text:span><text:span text:style-name="T34">let the Player choose an effect their Maneuver has on the battlefield</text:span><text:span text:style-name="T41"> (in addition to gaining Impulse.)</text:span></text:p>
        <text:p text:style-name="P12">These Stunt Maneuvers must make sense in the context of the action, and must exceed the difficulty of the action with the roll to take effect.</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Table_20_Heading"><text:span text:style-name="T86">Maneuver </text:span><text:span text:style-name="T87">Stunt Effects</text:span></text:p>
            </table:table-cell>
            <table:covered-table-cell/>
            <table:covered-table-cell/>
          </table:table-row>
          <table:table-row table:style-name="Table6.1">
            <table:table-cell table:style-name="Table6.A2" office:value-type="string">
              <text:p text:style-name="Table_20_Heading">Name</text:p>
            </table:table-cell>
            <table:table-cell table:style-name="Table6.B2" office:value-type="string">
              <text:p text:style-name="Table_20_Heading">Difficulty</text:p>
            </table:table-cell>
            <table:table-cell table:style-name="Table6.C2" office:value-type="string">
              <text:p text:style-name="Table_20_Heading">Description</text:p>
            </table:table-cell>
          </table:table-row>
          <table:table-row table:style-name="Table6.1">
            <table:table-cell table:style-name="Table6.A3" office:value-type="string">
              <text:p text:style-name="P97">Knockback /</text:p>
              <text:p text:style-name="P120">Pull /</text:p>
              <text:p text:style-name="P121">Hold</text:p>
            </table:table-cell>
            <table:table-cell table:style-name="Table6.B3" office:value-type="string">
              <text:p text:style-name="P119">DV</text:p>
            </table:table-cell>
            <table:table-cell table:style-name="Table6.B3" office:value-type="string">
              <text:p text:style-name="P128">Moves the target one range band, <text:span text:style-name="T311">or force the target to stay in their current location.</text:span></text:p>
            </table:table-cell>
          </table:table-row>
          <table:table-row table:style-name="Table6.1">
            <table:table-cell table:style-name="Table6.A4" office:value-type="string">
              <text:p text:style-name="P98">Keep Pace</text:p>
            </table:table-cell>
            <table:table-cell table:style-name="Table6.B4" office:value-type="string">
              <text:p text:style-name="P123">Evasion</text:p>
            </table:table-cell>
            <table:table-cell table:style-name="Table6.C4" office:value-type="string">
              <text:p text:style-name="P107"><text:span text:style-name="T300">When the target takes a Move Action </text:span><text:span text:style-name="T21">away</text:span><text:span text:style-name="T300"> from you, </text:span><text:span text:style-name="T301">reflexively </text:span><text:span text:style-name="T82">move</text:span><text:span text:style-name="T301"> </text:span><text:span text:style-name="T83">one range band toward them.</text:span><text:span text:style-name="T301"> This does not consume a Move Action.</text:span></text:p>
            </table:table-cell>
          </table:table-row>
          <table:table-row table:style-name="Table6.5">
            <table:table-cell table:style-name="Table6.A3" office:value-type="string">
              <text:p text:style-name="P99">Distract /</text:p>
              <text:p text:style-name="P141"><text:s/>Intimidate</text:p>
            </table:table-cell>
            <table:table-cell table:style-name="Table6.B3" office:value-type="string">
              <text:p text:style-name="P122">Resolve</text:p>
            </table:table-cell>
            <table:table-cell table:style-name="Table6.B3" office:value-type="string">
              <text:p text:style-name="P129">The target loses 3 Impulse.</text:p>
            </table:table-cell>
          </table:table-row>
          <table:table-row table:style-name="Table6.6">
            <table:table-cell table:style-name="Table6.A6" office:value-type="string">
              <text:p text:style-name="P103">Stun</text:p>
            </table:table-cell>
            <table:table-cell table:style-name="Table6.B6" office:value-type="string">
              <text:p text:style-name="P130">Soak</text:p>
            </table:table-cell>
            <table:table-cell table:style-name="Table6.C6" office:value-type="string">
              <text:p text:style-name="P106"><text:span text:style-name="T262">The target </text:span><text:span text:style-name="T35">loses 2 dice from their next action.</text:span></text:p>
            </table:table-cell>
          </table:table-row>
          <table:table-row table:style-name="Table6.7">
            <table:table-cell table:style-name="Table6.A7" office:value-type="string">
              <text:p text:style-name="P103">Smash Scenery</text:p>
            </table:table-cell>
            <table:table-cell table:style-name="Table6.A7" office:value-type="string">
              <text:p text:style-name="P130">Based on <text:span text:style-name="T269">S</text:span>cenery</text:p>
            </table:table-cell>
            <table:table-cell table:style-name="Table6.C7" office:value-type="string">
              <text:p text:style-name="P127">Creates Environmental hazards on the field.</text:p>
            </table:table-cell>
          </table:table-row>
          <table:table-row table:style-name="Table6.7">
            <table:table-cell table:style-name="Table6.A8" office:value-type="string">
              <text:p text:style-name="P100">Seek Cover/</text:p>
              <text:p text:style-name="P116">Destroy <text:span text:style-name="T310">C</text:span>over</text:p>
            </table:table-cell>
            <table:table-cell table:style-name="Table6.A8" office:value-type="string">
              <text:p text:style-name="P112">Based on Scenery</text:p>
            </table:table-cell>
            <table:table-cell table:style-name="Table6.C8" office:value-type="string">
              <text:p text:style-name="P113">Attempt to find Cover, <text:span text:style-name="T309">or eliminate Cover of a target.</text:span></text:p>
            </table:table-cell>
          </table:table-row>
          <table:table-row table:style-name="Table6.7">
            <table:table-cell table:style-name="Table6.A9" office:value-type="string">
              <text:p text:style-name="P101">Defend Other</text:p>
            </table:table-cell>
            <table:table-cell table:style-name="Table6.A9" office:value-type="string">
              <text:p text:style-name="P117">(None)</text:p>
            </table:table-cell>
            <table:table-cell table:style-name="Table6.C9" office:value-type="string">
              <text:p text:style-name="P110"><text:span text:style-name="T44">Protect </text:span><text:span text:style-name="T45">a character </text:span><text:span text:style-name="T51">within</text:span><text:span text:style-name="T45"> </text:span><text:span text:style-name="T51">Short</text:span><text:span text:style-name="T45"> Range </text:span><text:span text:style-name="T50">for a Round</text:span><text:span text:style-name="T45">. They </text:span><text:span text:style-name="T52">may </text:span><text:span text:style-name="T45">use your DV instead of their own</text:span></text:p>
            </table:table-cell>
          </table:table-row>
          <table:table-row table:style-name="Table6.7">
            <table:table-cell table:style-name="Table6.A8" office:value-type="string">
              <text:p text:style-name="P102">Disarm</text:p>
            </table:table-cell>
            <table:table-cell table:style-name="Table6.A8" office:value-type="string">
              <text:p text:style-name="P118">Soak</text:p>
            </table:table-cell>
            <table:table-cell table:style-name="Table6.C8" office:value-type="string">
              <text:p text:style-name="P111"><text:span text:style-name="T311">Knock a weapon out of a hand, </text:span><text:span text:style-name="T312">which cannot be reclaimed for a Round.</text:span></text:p>
            </table:table-cell>
          </table:table-row>
        </table:table>
        <text:p text:style-name="P60"><text:soft-page-break/><text:span text:style-name="T34">A</text:span><text:span text:style-name="T36">s a reminder: Stunts are special, interesting descriptions of a character’s action. By their </text:span><text:span text:style-name="T77">very</text:span><text:span text:style-name="T36"> nature, </text:span><text:span text:style-name="T154">Stunt Effects cannot be repeated over and over—</text:span><text:span text:style-name="T191">they would cease to be a Stunt.</text:span></text:p>
        <text:p text:style-name="P83">The Stunt <text:span text:style-name="T290">E</text:span>ffects should be treated as examples, not an exhausted list.</text:p>
        <text:h text:style-name="Heading_20_9" text:outline-level="9"><text:span text:style-name="T152">The Night Caste crashes through the window, barrelling into the Ogre, </text:span><text:span text:style-name="T153">forcing</text:span><text:span text:style-name="T152"> it to stumble back from the blow.</text:span></text:h>
        <text:h text:style-name="Heading_20_9" text:outline-level="9"><text:span text:style-name="T22">Here, the </text:span><text:span text:style-name="T42">Player is stunting a [Dexterity + Athletics] Maneuver with a Knockback effect. They have 10 dice, (+2 from the stunt), and roll 5 Successes. </text:span></text:h>
        <text:h text:style-name="Heading_20_9" text:outline-level="9"><text:span text:style-name="T46">T</text:span><text:span text:style-name="T42">hey immediately gain 5 Impulse for their Maneuver, regardless</text:span><text:span text:style-name="T43">. </text:span><text:span text:style-name="T47">Then, (since this is a Knockback), they compare their 5 Successes against the Ogre’s DV (4). The Ogre is knocked back as desired.</text:span></text:h>
        <table:table table:name="Table1" table:style-name="Table1">
          <table:table-column table:style-name="Table1.A"/>
          <table:table-row table:style-name="Table1.1">
            <table:table-cell table:style-name="Table1.A1" office:value-type="string">
              <text:p text:style-name="Sidebar_20_Heading">Charms, Stunts <text:span text:style-name="T287">and Maneuvers</text:span></text:p>
              <text:p text:style-name="Sidebar"><text:span text:style-name="T36">There are some Charms that </text:span><text:span text:style-name="T37">have the same effects as Maneuver Stunts. If a character chooses the same stunt effect as a charm, the effect can be doubled—</text:span><text:span text:style-name="T76">whether it be in magnitude of the effect, duration, or other methodology</text:span><text:span text:style-name="T39">.</text:span></text:p>
            </table:table-cell>
          </table:table-row>
        </table:table>
        <text:h text:style-name="P82" text:outline-level="3">Charms and Stunt Maneuvers</text:h>
        <text:p text:style-name="P61">There are Charms</text:p>
        <text:h text:style-name="P90" text:outline-level="2"><office:annotation office:name="__Annotation__1705_3578953784" loext:resolved="false"><dc:creator>Samuel Smith</dc:creator><dc:date>2020-11-24T18:31:14.083000000</dc:date><meta:creator-initials>SS</meta:creator-initials><text:p text:style-name="P175"><text:span text:style-name="T328">Do I allow Decisive Strikes to have access to Stunt Effects too? Is that too much?</text:span></text:p><text:p text:style-name="P175"><text:span text:style-name="T328"/></text:p><text:p text:style-name="P175"><text:span text:style-name="T328">What about things like “target Soak/Evasion?”</text:span></text:p></office:annotation><text:span text:style-name="T263">Decisive </text:span><text:span text:style-name="T264">Strike</text:span><office:annotation-end office:name="__Annotation__1705_3578953784"/></text:h>
        <text:p text:style-name="P19"><text:span text:style-name="T265">Once the character has gained enough Impulse, they may </text:span><text:span text:style-name="T38">expend it in a Decisive Strike, aimed at knocking their enemy off the battlefield.</text:span></text:p>
        <text:p text:style-name="P13">You must have <text:span text:style-name="T270">a minimum of </text:span>2 Impulse <text:span text:style-name="T270">available</text:span> to perform a Decisive Strike, <text:span text:style-name="T293">which cannot be spent on Powers or other effects until after the Accuracy Roll.</text:span></text:p>
        <text:p text:style-name="P53"><text:span text:style-name="T60">R</text:span><text:span text:style-name="T61">oll the </text:span><text:span text:style-name="T93">Accuracy </text:span><text:span text:style-name="T132">dice pool against the target’s DV. I</text:span><text:span text:style-name="T114">f the roll fails, </text:span><text:span text:style-name="T134">the attack misses and you</text:span><text:span text:style-name="T114"> </text:span><text:span text:style-name="T133">lose</text:span><text:span text:style-name="T114"> 2 Impulse.</text:span></text:p>
        <text:list xml:id="list192116364348648" text:continue-numbering="true" text:style-name="Exalt_20_Dot">
          <text:list-item>
            <text:p text:style-name="P163"><text:span text:style-name="T60">A</text:span><text:span text:style-name="T22">ccuracy </text:span><text:span text:style-name="T78">Pool</text:span><text:span text:style-name="T22">:</text:span><text:span text:style-name="T102"> </text:span><text:span text:style-name="T144">(Attribute + Ability + Weapon Mod)</text:span><text:span text:style-name="T102"> </text:span></text:p>
          </text:list-item>
          <text:list-item>
            <text:p text:style-name="P164"><text:span text:style-name="T22">Hit:</text:span><text:span text:style-name="T102"> (Accuracy Roll) &gt;= </text:span><text:span text:style-name="T145">Target </text:span><text:span text:style-name="T102">DV.</text:span></text:p>
          </text:list-item>
          <text:list-item>
            <text:p text:style-name="P165"><text:span text:style-name="T22">Acc. Threshold Successes</text:span><text:span text:style-name="T102">: (Accuracy Roll) – </text:span><text:span text:style-name="T146">(</text:span><text:span text:style-name="T102">Target DV</text:span><text:span text:style-name="T146">)</text:span></text:p>
          </text:list-item>
        </text:list>
        <text:p text:style-name="P52"><text:span text:style-name="T114">On a success, take the Threshold Successes from the Accuracy Roll</text:span><text:span text:style-name="T115"> and </text:span><text:span text:style-name="T157">all</text:span><text:span text:style-name="T115"> the Impulse they currently have to form a Damage Dice Pool. The number of successes from th</text:span><text:span text:style-name="T138">is Damage</text:span><text:span text:style-name="T115"> Pool, </text:span><text:span text:style-name="T138">plus any Base Damage the Exalt has,</text:span><text:span text:style-name="T115"> is how much Endurance the target loses.</text:span></text:p>
        <text:list xml:id="list192116542691672" text:continue-numbering="true" text:style-name="Exalt_20_Dot">
          <text:list-item>
            <text:p text:style-name="P158"><text:span text:style-name="T88">Damage Pool:</text:span><text:span text:style-name="T115"> </text:span><text:span text:style-name="T116">(</text:span><text:span text:style-name="T115">Impulse </text:span><text:span text:style-name="T142">+ <text:s/></text:span><text:span text:style-name="T143">Acc. Threshold Successes</text:span><text:span text:style-name="T116">)</text:span></text:p>
          </text:list-item>
          <text:list-item>
            <text:p text:style-name="P158"><text:span text:style-name="T96">Damage Dealt</text:span><text:span text:style-name="T88">:</text:span><text:span text:style-name="T115"> </text:span><text:span text:style-name="T142">(Damage Roll)</text:span><text:span text:style-name="T115"> </text:span><text:span text:style-name="T138">+ Base Damage</text:span></text:p>
          </text:list-item>
        </text:list>
        <table:table table:name="Table9" table:style-name="Table9">
          <table:table-column table:style-name="Table9.A"/>
          <table:table-row table:style-name="Table9.1">
            <table:table-cell table:style-name="Table9.A1" office:value-type="string">
              <text:p text:style-name="Sidebar_20_Heading">Dice Adders and Damage Pool</text:p>
              <text:p text:style-name="Sidebar">Unless a Power <text:span text:style-name="T277">or mechanic </text:span>specifically states otherwise, they do not adjust or change a Damage Pool.</text:p>
              <text:p text:style-name="Sidebar">Drawbacks <text:span text:style-name="T12">may </text:span><text:span text:style-name="T16">explicitly</text:span> be taken on a Damage Roll.</text:p>
            </table:table-cell>
          </table:table-row>
        </table:table>
        <text:h text:style-name="P68" text:outline-level="3"><text:span text:style-name="T266">Flurry </text:span><text:span text:style-name="T251">Strikes</text:span></text:h>
        <text:p text:style-name="P20"><text:span text:style-name="T266">The Player may target </text:span><text:span text:style-name="T267">multiple </text:span><text:span text:style-name="T40">characters</text:span><text:span text:style-name="T267"> with their decisive strike. </text:span><text:span text:style-name="T268">To do so, simply make an Accuracy Roll against the </text:span><text:span text:style-name="T226">target with the </text:span><text:span text:style-name="T13">highest</text:span><text:span text:style-name="T226"> applicable defense. <text:s/></text:span></text:p>
        <text:p text:style-name="P20"><text:span text:style-name="T189">O</text:span><text:span text:style-name="T227">nce damage has been calculated, </text:span><text:span text:style-name="T190">it is spread out among all the targets at the Player’s discretion</text:span><text:span text:style-name="T227">. <text:s/></text:span><text:span text:style-name="T228">e.g. If 5 damage is rolled, they can decide to place 1 on one target and 4 on another.</text:span><text:span text:style-name="T227"> </text:span></text:p>
        <text:h text:style-name="P93" text:outline-level="2">Positioning</text:h>
        <text:h text:style-name="P143" text:outline-level="3">Range Bands</text:h>
        <text:p text:style-name="P24">Characters are constantly in motion during combat, running down alleyways and leaping off tree limbs. <text:s text:c="2"/>Rather than rely on absolute positioning, Exalted works off of <text:span text:style-name="T11">relative</text:span> positioning between characters, <text:span text:style-name="T281">represented through 4 </text:span><text:span text:style-name="T59">normal</text:span><text:span text:style-name="T281"> Range Bands. </text:span><text:span text:style-name="T282">These Range Bands are traversed by taking a Move Action.</text:span></text:p>
        <text:list xml:id="list192115856074215" text:continue-numbering="true" text:style-name="Exalt_20_Dot">
          <text:list-item>
            <text:p text:style-name="P159"><text:span text:style-name="T97">Melee/</text:span><text:span text:style-name="T100">Close</text:span><text:line-break/><text:span text:style-name="T284">W</text:span>ithin arm’s reach, <text:span text:style-name="T272">and </text:span><text:span text:style-name="T273">where close combat abilities such as Melee (its namesake) and Brawl reside. </text:span><text:span text:style-name="T274">Characters within Melee range are currently engaged in battle, and must take the special </text:span><text:span text:style-name="T275">M</text:span><text:span text:style-name="T274">ove </text:span><text:span text:style-name="T275">Action called</text:span><text:span text:style-name="T274"> </text:span><text:span text:style-name="T4">Disengage</text:span><text:span text:style-name="T203"> to </text:span><text:span text:style-name="T122">leave</text:span><text:span text:style-name="T203">.</text:span></text:p>
          </text:list-item>
          <text:list-item>
            <text:p text:style-name="P159"><text:span text:style-name="T99">Short</text:span><text:line-break/><text:span text:style-name="T285">Wi</text:span>thin a few yards of each other--a distance able to be crossed within a quick sprint.</text:p>
          </text:list-item>
          <text:list-item>
            <text:p text:style-name="P159"><text:span text:style-name="T1">Mediu</text:span><text:span text:style-name="T9">m</text:span><text:line-break/><text:span text:style-name="T286">F</text:span>ar enough that conversations would have to be shouted, and <text:span text:style-name="T49">where</text:span> archer<text:span text:style-name="T49">s and other ranged combat is naturally limited.</text:span></text:p>
          </text:list-item>
          <text:list-item>
            <text:p text:style-name="P159"><text:span text:style-name="T98">Long</text:span><text:line-break/><text:span text:style-name="T286">A</text:span>cross an entire field, far enough away that visual, rather than verbal, signals would have to be used.</text:p>
          </text:list-item>
        </text:list>
        <text:p text:style-name="P29"><text:span text:style-name="T282">There is one additional </text:span><text:span text:style-name="T59">Range Band that does not act normally: </text:span><text:span text:style-name="T92">Extreme</text:span><text:span text:style-name="T127">. It cannot be reached by any normal </text:span><text:span text:style-name="T128">means and simply represents anything “outside of the battlefield.”</text:span></text:p>
        <text:p text:style-name="P59"><text:span text:style-name="T128">Anything in the Extreme Range band cannot be directly interacted with during combat </text:span><text:span text:style-name="T129">without specific Powers</text:span><text:span text:style-name="T128">. </text:span><text:span text:style-name="T130">Any</text:span><text:span text:style-name="T128"> reinforcements to the scene will </text:span><text:span text:style-name="T130">spend one Round</text:span><text:span text:style-name="T128"> in the Extreme Range Band </text:span><text:span text:style-name="T130">before moving into the conflict.</text:span></text:p>
        <table:table table:name="Table8" table:style-name="Table8">
          <table:table-column table:style-name="Table8.A"/>
          <table:table-row table:style-name="Table8.1">
            <table:table-cell table:style-name="Table8.A1" office:value-type="string">
              <text:p text:style-name="Sidebar_20_Heading">Maneuvers and Free Actions</text:p>
              <text:p text:style-name="Sidebar">Free Actions <text:span text:style-name="T316">(namely Movement)</text:span> can be incorporated into a Maneuver. Vaulting across the battlefield to get closer to the target is a perfectly valid Maneuver.</text:p>
              <text:p text:style-name="Sidebar">In these cases the Free Action is <text:span text:style-name="T12">combined</text:span><text:span text:style-name="T225"> with the Maneuver, and still follows the same restrictions—namely that another Free Action of the same type cannot be made on the turn.</text:span></text:p>
            </table:table-cell>
          </table:table-row>
        </table:table>
        <text:h text:style-name="P81" text:outline-level="3"><text:span text:style-name="T315">Attack Range</text:span><text:span text:style-name="T276">s</text:span></text:h>
        <text:p text:style-name="P25"><text:span text:style-name="T2">Close Range </text:span><text:span text:style-name="T124">action, </text:span><text:span text:style-name="T195">such as </text:span><text:span text:style-name="T204">those made with </text:span><text:span text:style-name="T195">Melee </text:span><text:span text:style-name="T123">or</text:span><text:span text:style-name="T195"> Brawl, may only be made while </text:span><text:span text:style-name="T124">in Melee/Close Range.</text:span></text:p>
        <text:p text:style-name="P55"><text:span text:style-name="T7">Ranged </text:span><text:span text:style-name="T211">Decisive Strikes, namely </text:span><text:span text:style-name="T205">those made with </text:span><text:span text:style-name="T211">Archery and Thrown, may be made against all targets </text:span><text:span text:style-name="T147">at</text:span><text:span text:style-name="T211"> Short or Medium <text:s/>range.</text:span></text:p>
        <text:p text:style-name="P46"><text:span text:style-name="T179">Ranged Strikes </text:span><text:span text:style-name="T160">may </text:span><text:span text:style-name="T179">be made against targets within Melee range, but suffer (-</text:span><text:span text:style-name="T181">2</text:span><text:span text:style-name="T179">) </text:span><text:span text:style-name="T181">successes </text:span><text:span text:style-name="T179">to their Accuracy roll—</text:span><text:span text:style-name="T181">as though the target had Partial Cover.</text:span></text:p>
        <table:table table:name="Table7" table:style-name="Table7">
          <table:table-column table:style-name="Table7.A"/>
          <text:soft-page-break/>
          <table:table-row table:style-name="Table7.1">
            <table:table-cell table:style-name="Table7.A1" office:value-type="string">
              <text:p text:style-name="Sidebar_20_Heading">Range and Maneuvers</text:p>
              <text:p text:style-name="Sidebar">By definition, <text:span text:style-name="T294">Maneuver and their Stunts are dependent </text:span><text:span text:style-name="T295">on judgment calls from the Storyteller.</text:span></text:p>
              <text:p text:style-name="Sidebar">Range only matters on Maneuvers that have contact between combatants—a character slamming into another is considered a Melee Attack, while dropping a chandelier on another would be considered a Ranged Attack.</text:p>
              <text:p text:style-name="Sidebar">Maneuvers that don’t have contact—such as analyzing the battlefield—don’t care about Range and can be performed <text:span text:style-name="T296">regardless of distance. There may be other restrictions though: Intimidating an opponent by hurling insults can only work if the opponent can </text:span><text:span text:style-name="T14">hear</text:span><text:span text:style-name="T229"> said insults, for example.</text:span></text:p>
            </table:table-cell>
          </table:table-row>
        </table:table>
        <text:h text:style-name="P92" text:outline-level="2">Movement</text:h>
        <text:p text:style-name="P170">The following are all considered to be sub-types of the Move <text:span text:style-name="T325">A</text:span>ction: Move, Dash, and Disengage. If one is taken during a Round, only that one may be taken. (i.e. no Dashing and then Moving in the same Round).</text:p>
        <text:p text:style-name="P171">All Move-type actions <text:span text:style-name="T326">are Free Actions.</text:span></text:p>
        <text:h text:style-name="P72" text:outline-level="3">Move</text:h>
        <text:p text:style-name="P43"><text:span text:style-name="T327">M</text:span><text:span text:style-name="T277">ove one Range Band closer or further away from a target. You may not </text:span><text:span text:style-name="T279">M</text:span><text:span text:style-name="T277">ove </text:span><text:span text:style-name="T278">while in Melee Range of an enemy—instead you must take a Disengage Action.</text:span></text:p>
        <text:h text:style-name="Heading_20_3" text:outline-level="3">Dash</text:h>
        <text:p text:style-name="P45"><text:span text:style-name="T54">A Dash cannot be made </text:span><text:span text:style-name="T67">engaged in Melee Combat.</text:span><text:span text:style-name="T54"> <text:s/>Spend 2 Impulse, and suffer -1 DV for a round to cross 2 Range Bands instead of 1.</text:span></text:p>
        <text:p text:style-name="P6">Dash Movements cannot be taken two <text:span text:style-name="T299">R</text:span>ounds in a row.</text:p>
        <table:table table:name="Table3" table:style-name="Table3">
          <table:table-column table:style-name="Table3.A"/>
          <table:table-row table:style-name="Table3.1">
            <table:table-cell table:style-name="Table3.A1" office:value-type="string">
              <text:p text:style-name="P135">Movement and Common Sense</text:p>
              <text:p text:style-name="P137">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73" text:outline-level="3">Disengage</text:h>
        <text:p text:style-name="P28">In order to move away from Melee Range of an enemy combatant, the character must Disengage. Spend 2 Impulse to attempt to move back to Short Range.</text:p>
        <text:p text:style-name="P45"><text:span text:style-name="T280">Combatants currently in Melee Range may attempt to halt Disengagement. </text:span><text:span text:style-name="T54">Those that roll (Dex + Athletics) above your Evasion remain in Melee Range—</text:span><text:span text:style-name="T55">immediately joining you in your new position.</text:span></text:p>
        <text:p text:style-name="P8">If an opponent that was successfully disengaged from tries to close into Melee Range on the next round, reflexively move back to Short Range from them. (This reflexive action does not count as a Move action.)</text:p>
        <text:h text:style-name="P91" text:outline-level="2">Situational Defense<text:span text:style-name="T289">s</text:span></text:h>
        <text:p text:style-name="P34">There are two levels of Situational Defenses:</text:p>
        <text:list xml:id="list192116878061074" text:continue-numbering="true" text:style-name="Exalt_20_Dot">
          <text:list-item>
            <text:p text:style-name="P160"><text:span text:style-name="T1">Partial – </text:span><text:span text:style-name="T207">Provides +2 DV. This represents significant, but not impenetrable protection from attackers. Such as hiding behind pillars, standing in uneven terrain, or being surrounded by gale winds.</text:span></text:p>
          </text:list-item>
          <text:list-item>
            <text:p text:style-name="P161"><text:span text:style-name="T1">Full</text:span> – <text:span text:style-name="T288">Cannot be attacked while the defense is active. They are standing behind a full wall, </text:span><text:span text:style-name="T289">across a giant chasm, or have become Immaterial.</text:span></text:p>
          </text:list-item>
        </text:list>
        <text:p text:style-name="P35"><text:span text:style-name="T63">Full Situational Defenses must be countered before the character can be attacked. Some times it may be a simple mundane actio</text:span><text:span text:style-name="T66">n, such as </text:span><text:span text:style-name="T63">bursting in the room behind the wall. But often certain charms, stunts or powers </text:span><text:span text:style-name="T64">will be required to counter or decrease the Defense by a level: Full to Partial, or Partial to None.</text:span></text:p>
        <text:h text:style-name="P75" text:outline-level="3">Cover</text:h>
        <text:p text:style-name="P39">Cover is one of the <text:span text:style-name="T291">most wid</text:span><text:span text:style-name="T322">e</text:span><text:span text:style-name="T291">ly available Situational Defenses, as it can be ga</text:span><text:span text:style-name="T322">i</text:span><text:span text:style-name="T291">ned simply by ducking into the terrain of the scene.</text:span></text:p>
        <text:p text:style-name="P44">Cover is considered <text:span text:style-name="T1">Partial</text:span> when at least half a character’s body is blocked by a material that can withstand weapon blows--such as a chest-high wall of broken stone rubble.</text:p>
        <text:p text:style-name="P44">Cover is considered <text:span text:style-name="T1">Full</text:span> when the character’s entire body is blocked, such as behind a wall.</text:p>
        <text:p text:style-name="P7">Typically, cover works both ways: a character in Full Defense from attacks is also blocked from attacking others for the same reason.</text:p>
        <table:table table:name="Table2" table:style-name="Table2">
          <table:table-column table:style-name="Table2.A"/>
          <table:table-row table:style-name="Table2.1">
            <table:table-cell table:style-name="Table2.A1" office:value-type="string">
              <text:p text:style-name="Sidebar_20_Heading">Alternate Rules: <text:line-break/>Battlemaps and Absolute Positioning</text:p>
              <text:p text:style-name="Sidebar"><text:span text:style-name="T53">Some</text:span><text:span text:style-name="T56">times a particular battle, or </text:span><text:span text:style-name="T57">even the Player Group</text:span><text:span text:style-name="T53"> will prefer the tactical feel of minatures on a battlemap. </text:span><text:span text:style-name="T56">This is perfectly fin</text:span><text:span text:style-name="T57">e, and it is simple enough to convert to Absolute Positioning with the following changes:</text:span></text:p>
              <text:list xml:id="list192115489247617" text:continue-numbering="true" text:style-name="Exalt_20_Dot">
                <text:list-item>
                  <text:p text:style-name="P173"><text:span text:style-name="T57">A </text:span><text:span text:style-name="T22">typical battlemap will use hexagonal spaces (hexes), each representing 5 meters.</text:span></text:p>
                </text:list-item>
                <text:list-item>
                  <text:p text:style-name="P173"><text:span text:style-name="T57">C</text:span><text:span text:style-name="T58">haracters have a </text:span><text:span text:style-name="T91">Speed</text:span><text:span text:style-name="T125"> value: 3 + (Dex+Athletics)/2</text:span></text:p>
                  <text:list>
                    <text:list-item>
                      <text:p text:style-name="P173">A character can Move <text:span text:style-name="T2">Speed</text:span> Hexes (Speed x5 meters)</text:p>
                    </text:list-item>
                    <text:list-item>
                      <text:p text:style-name="P173">Dash is Speed x2 hexes (Speed x10 meters)</text:p>
                    </text:list-item>
                  </text:list>
                </text:list-item>
                <text:list-item>
                  <text:p text:style-name="P173"><text:span text:style-name="T126">A character </text:span><text:span text:style-name="T159">may</text:span><text:span text:style-name="T180"> move away from Melee/Close Range without Disengaging, but only at Half Speed.</text:span></text:p>
                </text:list-item>
                <text:list-item>
                  <text:p text:style-name="P173"><text:span text:style-name="T180">A </text:span><text:span text:style-name="T162">character that successfully contests a disengage action reflexively moves </text:span><text:span text:style-name="T155">halfway</text:span><text:span text:style-name="T162"> towards the new location.</text:span></text:p>
                </text:list-item>
                <text:list-item>
                  <text:p text:style-name="P173">References to “Range Band” as a <text:span text:style-name="T292">generic</text:span> distance is 5 Hexes (25 meters)</text:p>
                </text:list-item>
              </text:list>
              <text:p text:style-name="Sidebar">The definition for <text:span text:style-name="T292">Specific R</text:span>ange bands are:</text:p>
              <text:list xml:id="list370439769" text:style-name="Exalted_20_Center_20_Dot">
                <text:list-item>
                  <text:p text:style-name="P174"><text:span text:style-name="T5">Melee/</text:span><text:span text:style-name="T1">Close: <text:s/></text:span>0-<text:span text:style-name="T283">1 hex</text:span> (0-<text:span text:style-name="T283">5 m.</text:span>)</text:p>
                </text:list-item>
                <text:list-item>
                  <text:p text:style-name="P174"><text:span text:style-name="T8">Short: <text:s text:c="12"/></text:span><text:span text:style-name="T283">2-5 hex (</text:span>6-2<text:span text:style-name="T297">5</text:span> m.<text:span text:style-name="T283">)</text:span></text:p>
                </text:list-item>
                <text:list-item>
                  <text:p text:style-name="P174"><text:span text:style-name="T1">Medium: <text:s text:c="7"/></text:span><text:span text:style-name="T206">6-15 hex (</text:span>2<text:span text:style-name="T297">6</text:span>-7<text:span text:style-name="T298">5</text:span> m.<text:span text:style-name="T283">)</text:span></text:p>
                </text:list-item>
                <text:list-item>
                  <text:p text:style-name="P174"><text:span text:style-name="T1">Long: <text:s text:c="13"/></text:span><text:span text:style-name="T206">61-30 hex (</text:span>7<text:span text:style-name="T298">6</text:span>-1<text:span text:style-name="T298">50</text:span> m.<text:span text:style-name="T283">)</text:span> </text:p>
                </text:list-item>
                <text:list-item>
                  <text:p text:style-name="P174"><text:span text:style-name="T101">Extreme: <text:s text:c="7"/></text:span><text:span text:style-name="T131">31+ hex <text:s/>(</text:span>1<text:span text:style-name="T298">51</text:span>+ m.<text:span text:style-name="T283">)</text:span> </text:p>
                </text:list-item>
              </text:list>
            </table:table-cell>
          </table:table-row>
        </table:table>
        <text:h text:style-name="P94" text:outline-level="2"><text:bookmark-start text:name="Lesser Foes"/><text:soft-page-break/>Lesser Foes<text:bookmark-end text:name="Lesser Foes"/></text:h>
        <text:p text:style-name="P50">Lesser Foes are those that are below the power level of the main players on the field. </text:p>
        <text:p text:style-name="P50">Instead of attacking or defending, they will<text:span text:style-name="T314"> do special maneuvers to slow down or harass combatants, </text:span><text:span text:style-name="T15">or</text:span><text:span text:style-name="T230"> they will do Maneuvers to grant their Greater Foe Ally Impulse.</text:span></text:p>
        <text:p text:style-name="P51"><text:span text:style-name="T230">L</text:span><text:span text:style-name="T225">esser Foes tend to group up into packs. <text:s/>“Individual targets” for this purpose </text:span><text:span text:style-name="T231">of Charms, Flurries, etc.</text:span><text:span text:style-name="T225"> refer to the group size </text:span><text:span text:style-name="T232">magnitude</text:span><text:span text:style-name="T225">, </text:span><text:span text:style-name="T231">not individuals </text:span><text:span text:style-name="T232">numbers.</text:span></text:p>
        <text:p text:style-name="P38">&lt;&lt;TODO&gt;&gt;</text:p>
        <text:h text:style-name="P89" text:outline-level="2">Environmental Effects</text:h>
        <text:p text:style-name="P32">&lt;&lt;TODO&gt;&gt;</text:p>
        <table:table table:name="Environmental_Effects" table:style-name="Environmental_5f_Effects" table:template-name="Exalted">
          <table:table-column table:style-name="Environmental_5f_Effects.A"/>
          <table:table-column table:style-name="Environmental_5f_Effects.B"/>
          <table:table-column table:style-name="Environmental_5f_Effects.C"/>
          <table:table-row table:style-name="TableLine1583918152768">
            <table:table-cell table:style-name="Environmental_5f_Effects.A1" table:number-columns-spanned="3" office:value-type="string">
              <text:p text:style-name="P152">Environmental Effects</text:p>
            </table:table-cell>
            <table:covered-table-cell/>
            <table:covered-table-cell/>
          </table:table-row>
          <table:table-row table:style-name="Environmental_5f_Effects.2">
            <table:table-cell table:style-name="Environmental_5f_Effects.A2" office:value-type="string">
              <text:p text:style-name="Table_20_Heading">Effect Type</text:p>
            </table:table-cell>
            <table:table-cell table:style-name="Environmental_5f_Effects.A2" office:value-type="string">
              <text:p text:style-name="Table_20_Heading">Lesser</text:p>
            </table:table-cell>
            <table:table-cell table:style-name="Environmental_5f_Effects.A2" office:value-type="string">
              <text:p text:style-name="Table_20_Heading">Greater</text:p>
            </table:table-cell>
          </table:table-row>
          <table:table-row table:style-name="TableLine1583918157392">
            <table:table-cell table:style-name="Environmental_5f_Effects.A3" office:value-type="string">
              <text:p text:style-name="P151">Damaging</text:p>
            </table:table-cell>
            <table:table-cell table:style-name="Environmental_5f_Effects.A3" office:value-type="string">
              <text:p text:style-name="P151">Any who end their turn in the area lose <text:span text:style-name="T317">2</text:span> Endurance</text:p>
            </table:table-cell>
            <table:table-cell table:style-name="Environmental_5f_Effects.A3" office:value-type="string">
              <text:p text:style-name="P151">Any who end their turn in the area or pass through it lose <text:span text:style-name="T317">4</text:span> Endurance.</text:p>
            </table:table-cell>
          </table:table-row>
          <table:table-row table:style-name="TableLine1583918176704">
            <table:table-cell table:style-name="Environmental_5f_Effects.A2" office:value-type="string">
              <text:p text:style-name="P151">Impassable</text:p>
            </table:table-cell>
            <table:table-cell table:style-name="Environmental_5f_Effects.A2" office:value-type="string">
              <text:p text:style-name="P151">Must m<text:span text:style-name="T320">a</text:span>ke a (Dex + Athletics) check vs 3 to get across.</text:p>
            </table:table-cell>
            <table:table-cell table:style-name="Environmental_5f_Effects.A2" office:value-type="string">
              <text:p text:style-name="P151">Cannot move across <text:span text:style-name="T321">the zone.</text:span></text:p>
            </table:table-cell>
          </table:table-row>
          <table:table-row table:style-name="TableLine1583918178064">
            <table:table-cell table:style-name="Environmental_5f_Effects.A3" office:value-type="string">
              <text:p text:style-name="P149">&lt;<text:span text:style-name="T313">Reserved&gt;</text:span></text:p>
            </table:table-cell>
            <table:table-cell table:style-name="Environmental_5f_Effects.B5">
              <text:p text:style-name="P149"/>
            </table:table-cell>
            <table:table-cell table:style-name="Environmental_5f_Effects.B5">
              <text:p text:style-name="P149"/>
            </table:table-cell>
          </table:table-row>
          <table:table-row table:style-name="TableLine1583918176976">
            <table:table-cell table:style-name="Environmental_5f_Effects.A2" office:value-type="string">
              <text:p text:style-name="P150">&lt;<text:span text:style-name="T313">Reserved&gt;</text:span></text:p>
            </table:table-cell>
            <table:table-cell table:style-name="Environmental_5f_Effects.B6">
              <text:p text:style-name="P149"/>
            </table:table-cell>
            <table:table-cell table:style-name="Environmental_5f_Effects.B6">
              <text:p text:style-name="P149"/>
            </table:table-cell>
          </table:table-row>
          <table:table-row table:style-name="TableLine1583918178608">
            <table:table-cell table:style-name="Environmental_5f_Effects.A3" office:value-type="string">
              <text:p text:style-name="P150">&lt;<text:span text:style-name="T313">Reserved&gt;</text:span></text:p>
            </table:table-cell>
            <table:table-cell table:style-name="Environmental_5f_Effects.B5">
              <text:p text:style-name="P149"/>
            </table:table-cell>
            <table:table-cell table:style-name="Environmental_5f_Effects.B5">
              <text:p text:style-name="P149"/>
            </table:table-cell>
          </table:table-row>
          <table:table-row table:style-name="TableLine1583918184592">
            <table:table-cell table:style-name="Environmental_5f_Effects.A2" office:value-type="string">
              <text:p text:style-name="P150">&lt;<text:span text:style-name="T313">Reserved&gt;</text:span></text:p>
            </table:table-cell>
            <table:table-cell table:style-name="Environmental_5f_Effects.B6">
              <text:p text:style-name="P149"/>
            </table:table-cell>
            <table:table-cell table:style-name="Environmental_5f_Effects.B6">
              <text:p text:style-name="P149"/>
            </table:table-cell>
          </table:table-row>
          <table:table-row table:style-name="Environmental_5f_Effects.9">
            <table:table-cell table:style-name="Environmental_5f_Effects.A3" office:value-type="string">
              <text:p text:style-name="P150">&lt;<text:span text:style-name="T313">Reserved&gt;</text:span></text:p>
            </table:table-cell>
            <table:table-cell table:style-name="Environmental_5f_Effects.B5">
              <text:p text:style-name="P149"/>
            </table:table-cell>
            <table:table-cell table:style-name="Environmental_5f_Effects.B5">
              <text:p text:style-name="P149"/>
            </table:table-cell>
          </table:table-row>
        </table:table>
        <text:p text:style-name="P32"/>
        <text:h text:style-name="P88" text:outline-level="2">Endurance</text:h>
        <text:p text:style-name="P30">Endurance is a value measuring how much fight a character has left in them. Once a character’s Endurance Pool has been exhausted, either through pain, disheartening, or whatever means are employed, the character is considered out of the battle.</text:p>
        <text:h text:style-name="P74" text:outline-level="3">Defeat</text:h>
        <text:p text:style-name="P30">Characters who are knocked out of battle are typically not dead—they are simply at the mercy of the opposing characters.</text:p>
        <text:p text:style-name="P30">Non-recurring antagonistic characters’ fates should be left to the players. Depending on the narrative type of damage (slashing, stabbing, etc.) these minor characters may perish without aid.</text:p>
        <text:h text:style-name="P138" text:outline-level="4">Player Character Defeat</text:h>
        <text:p text:style-name="P5">Any character that falls during battle gains <text:span text:style-name="T2">1 Limit</text:span><text:span text:style-name="T195">. Death is only at the choice of the Player, </text:span><text:span text:style-name="T210">but if the entire party falls the Storyteller may impose a grand Complication onto their story.</text:span></text:p>
        <text:h text:style-name="P138" text:outline-level="4">Death and Dying</text:h>
        <text:p text:style-name="P30">The death of any central characters to the story should be pivotal and moving to the story. Player Characters will only die on defeat if it is something the Player wishes for their character.</text:p>
        <text:p text:style-name="P30">A dramatic moment of death is a perfect send-off and ending for one of the members of the Exalted.</text:p>
        <text:h text:style-name="P139" text:outline-level="4">Recurring Antagonist Defeat</text:h>
        <text:p text:style-name="P31">If they are intended to be a recurring antagonist, they should always manage to get away, though suffering a major blow to their own plans—they will often be forced to retreat and lick their wounds. </text:p>
        <text:p text:style-name="P31">If you force a retreat on these Antagonists, you must bribe your players each with a <text:a xlink:type="simple" xlink:href="#Strifes|outline" text:style-name="Internet_20_link" text:visited-style-name="Visited_20_Internet_20_Link"><text:span text:style-name="T10">Strife Point</text:span></text:a> as compensation.</text:p>
        <text:p text:style-name="P31">Remember, though, that recurring antagonists can only be used so many times—eventually you will have to move to the Final Confrontation, where the fate of these antagonists should be placed into the Players’ hands.</text:p>
        <text:h text:style-name="P86" text:outline-level="2"><text:bookmark-start text:name="Armor and Weapons"/>A<text:bookmark-end text:name="Armor and Weapons"/>rmor and Weapons</text:h>
        <text:p text:style-name="P9">All combat equipment in Exalted <text:span text:style-name="T305">is divided into four categories Light, Medium, Heavy, and of course Unarmed/No Armor.</text:span></text:p>
        <text:h text:style-name="Heading_20_3" text:outline-level="3">Armor</text:h>
        <text:p text:style-name="P48"><text:span text:style-name="T307">The Category of Armor provides modifiers to the Soak or Evasion defenses (and </text:span><text:span text:style-name="T73">ultimately</text:span><text:span text:style-name="T307"> to DV).</text:span></text:p>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45">Armor</text:p>
            </table:table-cell>
            <table:covered-table-cell/>
            <table:covered-table-cell/>
          </table:table-row>
          <table:table-row table:style-name="Table5.2">
            <table:table-cell table:style-name="Table5.A2" office:value-type="string">
              <text:p text:style-name="P145"/>
            </table:table-cell>
            <table:table-cell table:style-name="Table5.B2" office:value-type="string">
              <text:p text:style-name="P147">Soak Modifier</text:p>
            </table:table-cell>
            <table:table-cell table:style-name="Table5.C2" office:value-type="string">
              <text:p text:style-name="P148">Evasion Modifier</text:p>
            </table:table-cell>
          </table:table-row>
          <table:table-row table:style-name="Table5.3">
            <table:table-cell table:style-name="Table5.A3" office:value-type="string">
              <text:p text:style-name="P144">No Armor</text:p>
            </table:table-cell>
            <table:table-cell table:style-name="Table5.B3" office:value-type="string">
              <text:p text:style-name="P115">+0</text:p>
            </table:table-cell>
            <table:table-cell table:style-name="Table5.C3" office:value-type="string">
              <text:p text:style-name="P115">+0</text:p>
            </table:table-cell>
          </table:table-row>
          <table:table-row table:style-name="Table5.4">
            <table:table-cell table:style-name="Table5.A4" office:value-type="string">
              <text:p text:style-name="P105">Light</text:p>
            </table:table-cell>
            <table:table-cell table:style-name="Table5.B4" office:value-type="string">
              <text:p text:style-name="P140"><text:s/>-<text:span text:style-name="T323">1</text:span></text:p>
            </table:table-cell>
            <table:table-cell table:style-name="Table5.C4" office:value-type="string">
              <text:p text:style-name="P140"><text:s/>+1</text:p>
            </table:table-cell>
          </table:table-row>
          <table:table-row table:style-name="Table5.5">
            <table:table-cell table:style-name="Table5.A3" office:value-type="string">
              <text:p text:style-name="P95">Medium</text:p>
            </table:table-cell>
            <table:table-cell table:style-name="Table5.B3" office:value-type="string">
              <text:p text:style-name="P108">+<text:span text:style-name="T236">1</text:span></text:p>
            </table:table-cell>
            <table:table-cell table:style-name="Table5.C3" office:value-type="string">
              <text:p text:style-name="P131">-<text:span text:style-name="T304">1</text:span></text:p>
            </table:table-cell>
          </table:table-row>
          <table:table-row table:style-name="Table5.1">
            <table:table-cell table:style-name="Table5.A6" office:value-type="string">
              <text:p text:style-name="P124">Heavy</text:p>
            </table:table-cell>
            <table:table-cell table:style-name="Table5.B6" office:value-type="string">
              <text:p text:style-name="P124">+<text:span text:style-name="T236">2</text:span></text:p>
            </table:table-cell>
            <table:table-cell table:style-name="Table5.C6" office:value-type="string">
              <text:p text:style-name="P124">-<text:span text:style-name="T304">2</text:span></text:p>
            </table:table-cell>
          </table:table-row>
        </table:table>
        <text:list xml:id="list1494104416" text:style-name="List_20_1">
          <text:list-item>
            <text:p text:style-name="P167"><text:span text:style-name="T305">L</text:span><text:span text:style-name="T2">ight </text:span><text:span text:style-name="T195">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168"><text:span text:style-name="T2">Medium </text:span><text:span text:style-name="T195">and </text:span><text:span text:style-name="T2">Heavy</text:span><text:span text:style-name="T195"> armors provide increasing Soak protection, but at the cost of more limited mobility. Most traditional armors, such as breastplates, chain shirts, and articulated plate fit into the Medium or Heavy Category</text:span></text:p>
          </text:list-item>
        </text:list>
        <text:h text:style-name="P76" text:outline-level="3">Weapons</text:h>
        <text:p text:style-name="P10">The category of <text:span text:style-name="T2">Weapon </text:span><text:span text:style-name="T195">provides </text:span>accuracy and base damage bonuses—<text:span text:style-name="T306">the heavier the weapon, the more damage it does, but at the cost of accuracy.</text:span></text:p>
        <text:p text:style-name="P47"><text:span text:style-name="T70">Weapons also determine which </text:span><text:span text:style-name="T71">Attribute </text:span><text:span text:style-name="T72">is used during an Accuracy roll—</text:span><text:span text:style-name="T74">whether it be </text:span><text:span text:style-name="T75">focused more on Dexterity or Strength.</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columns-spanned="4" office:value-type="string">
              <text:p text:style-name="P146">Weapons</text:p>
            </table:table-cell>
            <table:covered-table-cell/>
            <table:covered-table-cell/>
            <table:covered-table-cell/>
          </table:table-row>
          <table:table-row table:style-name="Table4.1">
            <table:table-cell table:style-name="Table4.A2" office:value-type="string">
              <text:p text:style-name="P146"/>
            </table:table-cell>
            <table:table-cell table:style-name="Table4.B2" office:value-type="string">
              <text:p text:style-name="P146">Attribute</text:p>
            </table:table-cell>
            <table:table-cell table:style-name="Table4.C2" office:value-type="string">
              <text:p text:style-name="P146">Accuracy</text:p>
            </table:table-cell>
            <table:table-cell table:style-name="Table4.D2" office:value-type="string">
              <text:p text:style-name="P146">Base Damage </text:p>
            </table:table-cell>
          </table:table-row>
          <table:table-row table:style-name="Table4.1">
            <table:table-cell table:style-name="Table4.A3" office:value-type="string">
              <text:p text:style-name="P104">Unarmed</text:p>
            </table:table-cell>
            <table:table-cell table:style-name="Table4.B3" office:value-type="string">
              <text:p text:style-name="P109">Dexterity or</text:p>
              <text:p text:style-name="P109">Strength</text:p>
            </table:table-cell>
            <table:table-cell table:style-name="Table4.B3" office:value-type="string">
              <text:p text:style-name="P109"><text:span text:style-name="T236">+</text:span><text:span text:style-name="T69">2</text:span></text:p>
            </table:table-cell>
            <table:table-cell table:style-name="Table4.A3" office:value-type="string">
              <text:p text:style-name="P132">+0</text:p>
            </table:table-cell>
          </table:table-row>
          <table:table-row table:style-name="Table4.1">
            <table:table-cell table:style-name="Table4.A4" office:value-type="string">
              <text:p text:style-name="P96">Light</text:p>
            </table:table-cell>
            <table:table-cell table:style-name="Table4.B4" office:value-type="string">
              <text:p text:style-name="P109">Dexterity</text:p>
            </table:table-cell>
            <table:table-cell table:style-name="Table4.C4" office:value-type="string">
              <text:p text:style-name="P133">+<text:span text:style-name="T303">4</text:span></text:p>
            </table:table-cell>
            <table:table-cell table:style-name="Table4.D4" office:value-type="string">
              <text:p text:style-name="P114">+0</text:p>
            </table:table-cell>
          </table:table-row>
          <table:table-row table:style-name="Table4.5">
            <table:table-cell table:style-name="Table4.A3" office:value-type="string">
              <text:p text:style-name="P96">Medium</text:p>
            </table:table-cell>
            <table:table-cell table:style-name="Table4.B3" office:value-type="string">
              <text:p text:style-name="P109">Dexterity or</text:p>
              <text:p text:style-name="P109">Strength</text:p>
            </table:table-cell>
            <table:table-cell table:style-name="Table4.B3" office:value-type="string">
              <text:p text:style-name="P134">+<text:span text:style-name="T318">2</text:span></text:p>
            </table:table-cell>
            <table:table-cell table:style-name="Table4.A3" office:value-type="string">
              <text:p text:style-name="P109">+<text:span text:style-name="T302">1</text:span></text:p>
            </table:table-cell>
          </table:table-row>
          <table:table-row table:style-name="Table4.6">
            <table:table-cell table:style-name="Table4.A6" office:value-type="string">
              <text:p text:style-name="P125">Heavy</text:p>
            </table:table-cell>
            <table:table-cell table:style-name="Table4.B6" office:value-type="string">
              <text:p text:style-name="P125">Strength</text:p>
            </table:table-cell>
            <table:table-cell table:style-name="Table4.C6" office:value-type="string">
              <text:p text:style-name="P126">+<text:span text:style-name="T318">0</text:span></text:p>
            </table:table-cell>
            <table:table-cell table:style-name="Table4.D6" office:value-type="string">
              <text:p text:style-name="P109"><text:span text:style-name="T194">+</text:span><text:span text:style-name="T68">2</text:span></text:p>
            </table:table-cell>
          </table:table-row>
        </table:table>
        <text:p text:style-name="P84"/>
        <text:list xml:id="list192115484609523" text:continue-numbering="true" text:style-name="List_20_1">
          <text:list-item>
            <text:p text:style-name="P166"><text:span text:style-name="T95">Unarmed</text:span><text:span text:style-name="T139"> and </text:span><text:span text:style-name="T95">Medium</text:span><text:span text:style-name="T139"> weapons can be effectively used by those who favor Dexterity or Strength.</text:span></text:p>
          </text:list-item>
          <text:list-item>
            <text:p text:style-name="P166"><text:span text:style-name="T95">Light</text:span><text:span text:style-name="T139"> weapons </text:span><text:span text:style-name="T140">rely only on fine, precise movements to find their targets, and so rely soley on Dexterity.</text:span></text:p>
          </text:list-item>
          <text:list-item>
            <text:p text:style-name="P166"><text:span text:style-name="T95">Heavy </text:span><text:span text:style-name="T140">weapons </text:span><text:span text:style-name="T141">rely primarily on stable, graceful moves with a pendulous weight. Strength alone controls where the weapon goes.</text:span></text:p>
          </text:list-item>
        </text:list>
        <text:h text:style-name="P77" text:outline-level="3">Weapon Attributes</text:h>
        <text:p text:style-name="P11">&lt;&lt;TODO&gt;&gt;</text:p>
        <text:p text:style-name="P11">Weapons are associated with abilities, and a speciality of them. Swords is a speciality of Melee. <text:s/>Weapons can cross specialities and even abilities: a <text:span text:style-name="T308">claymore can double as a Sword or Club. A Spear as a sword or a thrown weapon. </text:span></text:p>
        <text:h text:style-name="Heading_20_3" text:outline-level="3">Artifacts</text:h>
        <text:p text:style-name="P49">&lt;&lt;TODO&gt;&gt;</text:p>
        <text:p text:style-name="P49">Artifacts combat equipment can get one of the following:</text:p>
        <text:list xml:id="list192115503914240" text:continue-list="list192115489247617" text:style-name="Exalt_20_Dot">
          <text:list-item>
            <text:p text:style-name="P169">+1 Soak or Evasion (no more than +2 total)</text:p>
          </text:list-item>
          <text:list-item>
            <text:p text:style-name="P169">+<text:span text:style-name="T319">2</text:span> Accuracy (no more than +4 total)</text:p>
          </text:list-item>
          <text:list-item>
            <text:p text:style-name="P169">+1 Damage.</text:p>
          </text:list-item>
          <text:list-item>
            <text:p text:style-name="P169">Use of non-standard Attribute <text:span text:style-name="T319">or Ability</text:span></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2"/>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2"/>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2"/>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2"/>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2"/>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2"/>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2"/>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411</meta:editing-cycles>
    <dc:title>Combat</dc:title>
    <meta:editing-duration>P1DT6H37M58S</meta:editing-duration>
    <meta:generator>LibreOffice/7.0.3.1$Windows_X86_64 LibreOffice_project/d7547858d014d4cf69878db179d326fc3483e082</meta:generator>
    <meta:creation-date>2020-11-11T19:03:41.958000000</meta:creation-date>
    <dc:date>2020-12-28T19:21:14.924000000</dc:date>
    <dc:creator>Samuel Smith</dc:creator>
    <meta:document-statistic meta:table-count="12" meta:image-count="0" meta:object-count="0" meta:page-count="6" meta:paragraph-count="276" meta:word-count="3683" meta:character-count="21588" meta:non-whitespace-character-count="18177"/>
  </office:meta>
</office:document-meta>
</file>